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1.2256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1.0535in"/>
    </style:style>
    <style:style style:name="co7" style:family="table-column">
      <style:table-column-properties fo:break-before="auto" style:column-width="1.1717in"/>
    </style:style>
    <style:style style:name="co8" style:family="table-column">
      <style:table-column-properties fo:break-before="auto" style:column-width="0.6898in"/>
    </style:style>
    <style:style style:name="co9" style:family="table-column">
      <style:table-column-properties fo:break-before="auto" style:column-width="0.9035in"/>
    </style:style>
    <style:style style:name="co10" style:family="table-column">
      <style:table-column-properties fo:break-before="auto" style:column-width="1.6543in"/>
    </style:style>
    <style:style style:name="co11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1.0965in"/>
    </style:style>
    <style:style style:name="co13" style:family="table-column">
      <style:table-column-properties fo:break-before="auto" style:column-width="1.0327in"/>
    </style:style>
    <style:style style:name="co14" style:family="table-column">
      <style:table-column-properties fo:break-before="auto" style:column-width="0.7535in"/>
    </style:style>
    <style:style style:name="co15" style:family="table-column">
      <style:table-column-properties fo:break-before="auto" style:column-width="0.9681in"/>
    </style:style>
    <style:style style:name="co16" style:family="table-column">
      <style:table-column-properties fo:break-before="auto" style:column-width="1.15in"/>
    </style:style>
    <style:style style:name="co17" style:family="table-column">
      <style:table-column-properties fo:break-before="auto" style:column-width="1.2465in"/>
    </style:style>
    <style:style style:name="co18" style:family="table-column">
      <style:table-column-properties fo:break-before="auto" style:column-width="0.7429in"/>
    </style:style>
    <style:style style:name="co19" style:family="table-column">
      <style:table-column-properties fo:break-before="auto" style:column-width="1.2575in"/>
    </style:style>
    <style:style style:name="co20" style:family="table-column">
      <style:table-column-properties fo:break-before="auto" style:column-width="1.011in"/>
    </style:style>
    <style:style style:name="co21" style:family="table-column">
      <style:table-column-properties fo:break-before="auto" style:column-width="0.9252in"/>
    </style:style>
    <style:style style:name="co22" style:family="table-column">
      <style:table-column-properties fo:break-before="auto" style:column-width="0.8283in"/>
    </style:style>
    <style:style style:name="co23" style:family="table-column">
      <style:table-column-properties fo:break-before="auto" style:column-width="1.4508in"/>
    </style:style>
    <style:style style:name="co24" style:family="table-column">
      <style:table-column-properties fo:break-before="auto" style:column-width="0.861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ToonshaderUSGProfilerData_data_category_mainThread_fram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"/>
        <table:table-column table:style-name="co26" table:number-columns-repeated="4" table:default-cell-style-name="Default"/>
        <table:table-row table:style-name="ro1">
          <table:table-cell office:value-type="string" calcext:value-type="string">
            <text:p>frameIdx</text:p>
          </table:table-cell>
          <table:table-cell office:value-type="string" calcext:value-type="string">
            <text:p>Render(msec)</text:p>
          </table:table-cell>
          <table:table-cell office:value-type="string" calcext:value-type="string">
            <text:p>Scripts(msec)</text:p>
          </table:table-cell>
          <table:table-cell office:value-type="string" calcext:value-type="string">
            <text:p>Managed Jobs(msec)</text:p>
          </table:table-cell>
          <table:table-cell office:value-type="string" calcext:value-type="string">
            <text:p>Burst Jobs(msec)</text:p>
          </table:table-cell>
          <table:table-cell office:value-type="string" calcext:value-type="string">
            <text:p>GUI(msec)</text:p>
          </table:table-cell>
          <table:table-cell office:value-type="string" calcext:value-type="string">
            <text:p>Physics(msec)</text:p>
          </table:table-cell>
          <table:table-cell office:value-type="string" calcext:value-type="string">
            <text:p>Animation(msec)</text:p>
          </table:table-cell>
          <table:table-cell office:value-type="string" calcext:value-type="string">
            <text:p>AI(msec)</text:p>
          </table:table-cell>
          <table:table-cell office:value-type="string" calcext:value-type="string">
            <text:p>Audio(msec)</text:p>
          </table:table-cell>
          <table:table-cell office:value-type="string" calcext:value-type="string">
            <text:p>Audio Job(msec)</text:p>
          </table:table-cell>
          <table:table-cell office:value-type="string" calcext:value-type="string">
            <text:p>Audio Update Job(msec)</text:p>
          </table:table-cell>
          <table:table-cell office:value-type="string" calcext:value-type="string">
            <text:p>Video(msec)</text:p>
          </table:table-cell>
          <table:table-cell office:value-type="string" calcext:value-type="string">
            <text:p>Particles(msec)</text:p>
          </table:table-cell>
          <table:table-cell office:value-type="string" calcext:value-type="string">
            <text:p>Gi(msec)</text:p>
          </table:table-cell>
          <table:table-cell office:value-type="string" calcext:value-type="string">
            <text:p>Network(msec)</text:p>
          </table:table-cell>
          <table:table-cell office:value-type="string" calcext:value-type="string">
            <text:p>Loading(msec)</text:p>
          </table:table-cell>
          <table:table-cell office:value-type="string" calcext:value-type="string">
            <text:p>Other(msec)</text:p>
          </table:table-cell>
          <table:table-cell office:value-type="string" calcext:value-type="string">
            <text:p>GC(msec)</text:p>
          </table:table-cell>
          <table:table-cell office:value-type="string" calcext:value-type="string">
            <text:p>VSync(msec)</text:p>
          </table:table-cell>
          <table:table-cell office:value-type="string" calcext:value-type="string">
            <text:p>Overhead(msec)</text:p>
          </table:table-cell>
          <table:table-cell office:value-type="string" calcext:value-type="string">
            <text:p>PlayerLoop(msec)</text:p>
          </table:table-cell>
          <table:table-cell office:value-type="string" calcext:value-type="string">
            <text:p>Director(msec)</text:p>
          </table:table-cell>
          <table:table-cell office:value-type="string" calcext:value-type="string">
            <text:p>VR(msec)</text:p>
          </table:table-cell>
          <table:table-cell office:value-type="string" calcext:value-type="string">
            <text:p>NativeMem(msec)</text:p>
          </table:table-cell>
          <table:table-cell office:value-type="string" calcext:value-type="string">
            <text:p>Internal(msec)</text:p>
          </table:table-cell>
          <table:table-cell office:value-type="string" calcext:value-type="string">
            <text:p>FileIO(msec)</text:p>
          </table:table-cell>
          <table:table-cell office:value-type="string" calcext:value-type="string">
            <text:p>UI Layout(msec)</text:p>
          </table:table-cell>
          <table:table-cell office:value-type="string" calcext:value-type="string">
            <text:p>UI Render(msec)</text:p>
          </table:table-cell>
          <table:table-cell office:value-type="string" calcext:value-type="string">
            <text:p>VFX(msec)</text:p>
          </table:table-cell>
          <table:table-cell office:value-type="string" calcext:value-type="string">
            <text:p>Build Interface(msec)</text:p>
          </table:table-cell>
          <table:table-cell office:value-type="string" calcext:value-type="string">
            <text:p>Input(msec)</text:p>
          </table:table-cell>
          <table:table-cell office:value-type="string" calcext:value-type="string">
            <text:p>Virtual Texturing(msec)</text:p>
          </table:table-cell>
          <table:table-cell office:value-type="string" calcext:value-type="string">
            <text:p>Total(msec)</text:p>
          </table:table-cell>
          <table:table-cell office:value-type="string" calcext:value-type="string">
            <text:p>Variance(msec)</text:p>
          </table:table-cell>
          <table:table-cell office:value-type="string" calcext:value-type="string">
            <text:p>Standard Deviation(msec)</text:p>
          </table:table-cell>
          <table:table-cell office:value-type="string" calcext:value-type="string">
            <text:p>Standard Error(msec)</text:p>
          </table:table-cell>
          <table:table-cell office:value-type="string" calcext:value-type="string">
            <text:p>Mean(msec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44001" calcext:value-type="float">
            <text:p>0.1244001</text:p>
          </table:table-cell>
          <table:table-cell office:value-type="float" office:value="0.3557" calcext:value-type="float">
            <text:p>0.3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133" calcext:value-type="float">
            <text:p>0.0133</text:p>
          </table:table-cell>
          <table:table-cell office:value-type="float" office:value="0" calcext:value-type="float">
            <text:p>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1342002" calcext:value-type="float">
            <text:p>0.1342002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00001" calcext:value-type="float">
            <text:p>0.02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:.AG2])" office:value-type="float" office:value="0.67650031" calcext:value-type="float">
            <text:p>0.67650031</text:p>
          </table:table-cell>
          <table:table-cell table:formula="of:=COM.MICROSOFT.VAR.P([.AH2:.AH301])" office:value-type="float" office:value="0.0352734998552342" calcext:value-type="float">
            <text:p>0.035273499855234</text:p>
          </table:table-cell>
          <table:table-cell table:formula="of:=COM.MICROSOFT.STDEV.P([.AH2:.AH301])" office:value-type="float" office:value="0.187812406020567" calcext:value-type="float">
            <text:p>0.187812406020567</text:p>
          </table:table-cell>
          <table:table-cell table:formula="of:=([.AJ2])/(SQRT(COUNT([.AH2:.AH301])))" office:value-type="float" office:value="0.0108433543173126" calcext:value-type="float">
            <text:p>0.010843354317313</text:p>
          </table:table-cell>
          <table:table-cell table:formula="of:=AVERAGE([.AH2:.AH301])" office:value-type="float" office:value="0.644247181622333" calcext:value-type="float">
            <text:p>0.644247181622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46003" calcext:value-type="float">
            <text:p>0.1646003</text:p>
          </table:table-cell>
          <table:table-cell office:value-type="float" office:value="0.3163999" calcext:value-type="float">
            <text:p>0.316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7" calcext:value-type="float">
            <text:p>0.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1109001" calcext:value-type="float">
            <text:p>0.1109001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9" calcext:value-type="float">
            <text:p>0.0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:.AG3])" office:value-type="float" office:value="0.6337003" calcext:value-type="float">
            <text:p>0.633700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396001" calcext:value-type="float">
            <text:p>0.1396001</text:p>
          </table:table-cell>
          <table:table-cell office:value-type="float" office:value="0.3116997" calcext:value-type="float">
            <text:p>0.3116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9" calcext:value-type="float">
            <text:p>0.0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5700001" calcext:value-type="float">
            <text:p>0.005700001</text:p>
          </table:table-cell>
          <table:table-cell office:value-type="float" office:value="0.3466997" calcext:value-type="float">
            <text:p>0.3466997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60001" calcext:value-type="float">
            <text:p>0.23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:.AG4])" office:value-type="float" office:value="1.056899601" calcext:value-type="float">
            <text:p>1.0568996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028001" calcext:value-type="float">
            <text:p>0.2028001</text:p>
          </table:table-cell>
          <table:table-cell office:value-type="float" office:value="0.4879999" calcext:value-type="float">
            <text:p>0.48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75" calcext:value-type="float">
            <text:p>0.00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1022" calcext:value-type="float">
            <text:p>0.1022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670003" calcext:value-type="float">
            <text:p>0.0867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1" calcext:value-type="float">
            <text:p>0.005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:.AG5])" office:value-type="float" office:value="0.93290003" calcext:value-type="float">
            <text:p>0.9329000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469001" calcext:value-type="float">
            <text:p>0.2469001</text:p>
          </table:table-cell>
          <table:table-cell office:value-type="float" office:value="0.5558" calcext:value-type="float">
            <text:p>0.5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8300001" calcext:value-type="float">
            <text:p>0.0083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5" calcext:value-type="float">
            <text:p>0.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:.AG6])" office:value-type="float" office:value="1.1356001009" calcext:value-type="float">
            <text:p>1.135600100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50001" calcext:value-type="float">
            <text:p>0.1550001</text:p>
          </table:table-cell>
          <table:table-cell office:value-type="float" office:value="0.4296" calcext:value-type="float">
            <text:p>0.4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3" calcext:value-type="float">
            <text:p>0.00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1115003" calcext:value-type="float">
            <text:p>0.1115003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90001" calcext:value-type="float">
            <text:p>0.014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:.AG7])" office:value-type="float" office:value="0.77220041" calcext:value-type="float">
            <text:p>0.7722004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060001" calcext:value-type="float">
            <text:p>0.2060001</text:p>
          </table:table-cell>
          <table:table-cell office:value-type="float" office:value="0.4688" calcext:value-type="float">
            <text:p>0.4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4" calcext:value-type="float">
            <text:p>0.0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1405001" calcext:value-type="float">
            <text:p>0.1405001</text:p>
          </table:table-cell>
          <table:table-cell office:value-type="float" office:value="0.0054" calcext:value-type="float">
            <text:p>0.0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70001" calcext:value-type="float">
            <text:p>0.016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:.AG8])" office:value-type="float" office:value="0.86830021" calcext:value-type="float">
            <text:p>0.8683002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703001" calcext:value-type="float">
            <text:p>0.1703001</text:p>
          </table:table-cell>
          <table:table-cell office:value-type="float" office:value="0.4588999" calcext:value-type="float">
            <text:p>0.458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6" calcext:value-type="float">
            <text:p>0.00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6" calcext:value-type="float">
            <text:p>0.0026</text:p>
          </table:table-cell>
          <table:table-cell office:value-type="float" office:value="0" calcext:value-type="float">
            <text:p>0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3621002" calcext:value-type="float">
            <text:p>0.3621002</text:p>
          </table:table-cell>
          <table:table-cell office:value-type="float" office:value="0.0046" calcext:value-type="float">
            <text:p>0.0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90005" calcext:value-type="float">
            <text:p>0.0399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:.AG9])" office:value-type="float" office:value="1.06950025" calcext:value-type="float">
            <text:p>1.0695002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608001" calcext:value-type="float">
            <text:p>0.1608001</text:p>
          </table:table-cell>
          <table:table-cell office:value-type="float" office:value="0.3519998" calcext:value-type="float">
            <text:p>0.35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8300001" calcext:value-type="float">
            <text:p>0.0083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1164999" calcext:value-type="float">
            <text:p>0.1164999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69997" calcext:value-type="float">
            <text:p>0.0256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:.AG10])" office:value-type="float" office:value="0.690799771" calcext:value-type="float">
            <text:p>0.69079977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74001" calcext:value-type="float">
            <text:p>0.1374001</text:p>
          </table:table-cell>
          <table:table-cell office:value-type="float" office:value="0.3362999" calcext:value-type="float">
            <text:p>0.336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55" calcext:value-type="float">
            <text:p>0.0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6800001" calcext:value-type="float">
            <text:p>0.006800001</text:p>
          </table:table-cell>
          <table:table-cell office:value-type="float" office:value="0.1082999" calcext:value-type="float">
            <text:p>0.1082999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79997" calcext:value-type="float">
            <text:p>0.0247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:.AG11])" office:value-type="float" office:value="0.632599871" calcext:value-type="float">
            <text:p>0.63259987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12001" calcext:value-type="float">
            <text:p>0.1512001</text:p>
          </table:table-cell>
          <table:table-cell office:value-type="float" office:value="0.3581999" calcext:value-type="float">
            <text:p>0.358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2057" calcext:value-type="float">
            <text:p>0.205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3" calcext:value-type="float">
            <text:p>0.00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1201001" calcext:value-type="float">
            <text:p>0.1201001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39999" calcext:value-type="float">
            <text:p>0.039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:.AG12])" office:value-type="float" office:value="0.91050009" calcext:value-type="float">
            <text:p>0.9105000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089003" calcext:value-type="float">
            <text:p>0.2089003</text:p>
          </table:table-cell>
          <table:table-cell office:value-type="float" office:value="0.4301999" calcext:value-type="float">
            <text:p>0.430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2" calcext:value-type="float">
            <text:p>0.00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1101002" calcext:value-type="float">
            <text:p>0.1101002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1" calcext:value-type="float">
            <text:p>0.0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:.AG13])" office:value-type="float" office:value="0.8434004" calcext:value-type="float">
            <text:p>0.843400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823002" calcext:value-type="float">
            <text:p>0.1823002</text:p>
          </table:table-cell>
          <table:table-cell office:value-type="float" office:value="0.3459997" calcext:value-type="float">
            <text:p>0.345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999999" calcext:value-type="float">
            <text:p>0.0079999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9000001" calcext:value-type="float">
            <text:p>0.009000001</text:p>
          </table:table-cell>
          <table:table-cell office:value-type="float" office:value="0.9641997" calcext:value-type="float">
            <text:p>0.9641997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7" calcext:value-type="float">
            <text:p>0.0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:.AG14])" office:value-type="float" office:value="1.5513996" calcext:value-type="float">
            <text:p>1.551399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186001" calcext:value-type="float">
            <text:p>0.1186001</text:p>
          </table:table-cell>
          <table:table-cell office:value-type="float" office:value="0.2308" calcext:value-type="float">
            <text:p>0.2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51" calcext:value-type="float">
            <text:p>0.0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7109997" calcext:value-type="float">
            <text:p>0.07109997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4" calcext:value-type="float">
            <text:p>0.0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:.AG15])" office:value-type="float" office:value="0.46210007" calcext:value-type="float">
            <text:p>0.4621000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096001" calcext:value-type="float">
            <text:p>0.1096001</text:p>
          </table:table-cell>
          <table:table-cell office:value-type="float" office:value="0.2143001" calcext:value-type="float">
            <text:p>0.214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2691001" calcext:value-type="float">
            <text:p>0.2691001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49999" calcext:value-type="float">
            <text:p>0.011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:.AG16])" office:value-type="float" office:value="0.62260029" calcext:value-type="float">
            <text:p>0.6226002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191001" calcext:value-type="float">
            <text:p>0.1191001</text:p>
          </table:table-cell>
          <table:table-cell office:value-type="float" office:value="0.2435001" calcext:value-type="float">
            <text:p>0.243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7039992" calcext:value-type="float">
            <text:p>0.07039992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40002" calcext:value-type="float">
            <text:p>0.0244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:.AG17])" office:value-type="float" office:value="0.47820014" calcext:value-type="float">
            <text:p>0.4782001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104001" calcext:value-type="float">
            <text:p>0.1104001</text:p>
          </table:table-cell>
          <table:table-cell office:value-type="float" office:value="0.2193" calcext:value-type="float">
            <text:p>0.2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1886001" calcext:value-type="float">
            <text:p>0.1886001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39998" calcext:value-type="float">
            <text:p>0.020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:.AG18])" office:value-type="float" office:value="0.55530018" calcext:value-type="float">
            <text:p>0.5553001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399001" calcext:value-type="float">
            <text:p>0.1399001</text:p>
          </table:table-cell>
          <table:table-cell office:value-type="float" office:value="0.3443998" calcext:value-type="float">
            <text:p>0.3443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6780034" calcext:value-type="float">
            <text:p>0.06780034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:.AG19])" office:value-type="float" office:value="0.58350024" calcext:value-type="float">
            <text:p>0.5835002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253001" calcext:value-type="float">
            <text:p>0.1253001</text:p>
          </table:table-cell>
          <table:table-cell office:value-type="float" office:value="0.2737998" calcext:value-type="float">
            <text:p>0.2737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1035003" calcext:value-type="float">
            <text:p>0.1035003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59996" calcext:value-type="float">
            <text:p>0.0125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:.AG20])" office:value-type="float" office:value="0.53210016" calcext:value-type="float">
            <text:p>0.5321001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197001" calcext:value-type="float">
            <text:p>0.1197001</text:p>
          </table:table-cell>
          <table:table-cell office:value-type="float" office:value="0.2315" calcext:value-type="float">
            <text:p>0.2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700001" calcext:value-type="float">
            <text:p>0.0057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600001" calcext:value-type="float">
            <text:p>0.004600001</text:p>
          </table:table-cell>
          <table:table-cell office:value-type="float" office:value="0.1067999" calcext:value-type="float">
            <text:p>0.1067999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3" calcext:value-type="float">
            <text:p>0.0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:.AG21])" office:value-type="float" office:value="0.502000002" calcext:value-type="float">
            <text:p>0.50200000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107001" calcext:value-type="float">
            <text:p>0.1107001</text:p>
          </table:table-cell>
          <table:table-cell office:value-type="float" office:value="0.2194001" calcext:value-type="float">
            <text:p>0.219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1161" calcext:value-type="float">
            <text:p>0.1161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70001" calcext:value-type="float">
            <text:p>0.016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:.AG22])" office:value-type="float" office:value="0.47990021" calcext:value-type="float">
            <text:p>0.479900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153001" calcext:value-type="float">
            <text:p>0.1153001</text:p>
          </table:table-cell>
          <table:table-cell office:value-type="float" office:value="0.2869998" calcext:value-type="float">
            <text:p>0.286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6379992" calcext:value-type="float">
            <text:p>0.06379992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:.AG23])" office:value-type="float" office:value="0.50179982" calcext:value-type="float">
            <text:p>0.5017998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189001" calcext:value-type="float">
            <text:p>0.1189001</text:p>
          </table:table-cell>
          <table:table-cell office:value-type="float" office:value="0.2374001" calcext:value-type="float">
            <text:p>0.237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6517005" calcext:value-type="float">
            <text:p>0.6517005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79998" calcext:value-type="float">
            <text:p>0.0317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:.AG24])" office:value-type="float" office:value="1.06390068" calcext:value-type="float">
            <text:p>1.06390068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238001" calcext:value-type="float">
            <text:p>0.1238001</text:p>
          </table:table-cell>
          <table:table-cell office:value-type="float" office:value="0.2622998" calcext:value-type="float">
            <text:p>0.262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7130015" calcext:value-type="float">
            <text:p>0.07130015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50002" calcext:value-type="float">
            <text:p>0.0225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:.AG25])" office:value-type="float" office:value="0.50110007" calcext:value-type="float">
            <text:p>0.50110007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175001" calcext:value-type="float">
            <text:p>0.1175001</text:p>
          </table:table-cell>
          <table:table-cell office:value-type="float" office:value="0.2426001" calcext:value-type="float">
            <text:p>0.242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1784002" calcext:value-type="float">
            <text:p>0.1784002</text:p>
          </table:table-cell>
          <table:table-cell office:value-type="float" office:value="0.0042" calcext:value-type="float">
            <text:p>0.0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70001" calcext:value-type="float">
            <text:p>0.019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:.AG26])" office:value-type="float" office:value="0.58280041" calcext:value-type="float">
            <text:p>0.5828004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091001" calcext:value-type="float">
            <text:p>0.1091001</text:p>
          </table:table-cell>
          <table:table-cell office:value-type="float" office:value="0.2186" calcext:value-type="float">
            <text:p>0.2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6249988" calcext:value-type="float">
            <text:p>0.06249988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9" calcext:value-type="float">
            <text:p>0.0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:.AG27])" office:value-type="float" office:value="0.42619998" calcext:value-type="float">
            <text:p>0.4261999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290001" calcext:value-type="float">
            <text:p>0.1290001</text:p>
          </table:table-cell>
          <table:table-cell office:value-type="float" office:value="0.3439998" calcext:value-type="float">
            <text:p>0.34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7060019" calcext:value-type="float">
            <text:p>0.07060019</text:p>
          </table:table-cell>
          <table:table-cell office:value-type="float" office:value="0.0038" calcext:value-type="float">
            <text:p>0.0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79999" calcext:value-type="float">
            <text:p>0.020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:.AG28])" office:value-type="float" office:value="0.58880008" calcext:value-type="float">
            <text:p>0.5888000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055001" calcext:value-type="float">
            <text:p>0.1055001</text:p>
          </table:table-cell>
          <table:table-cell office:value-type="float" office:value="0.2212" calcext:value-type="float">
            <text:p>0.2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1332001" calcext:value-type="float">
            <text:p>0.1332001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9" calcext:value-type="float">
            <text:p>0.0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:.AG29])" office:value-type="float" office:value="0.5083002" calcext:value-type="float">
            <text:p>0.5083002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126001" calcext:value-type="float">
            <text:p>0.1126001</text:p>
          </table:table-cell>
          <table:table-cell office:value-type="float" office:value="0.2118" calcext:value-type="float">
            <text:p>0.2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8640005" calcext:value-type="float">
            <text:p>0.08640005</text:p>
          </table:table-cell>
          <table:table-cell office:value-type="float" office:value="0.0038" calcext:value-type="float">
            <text:p>0.0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39998" calcext:value-type="float">
            <text:p>0.022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0:.AG30])" office:value-type="float" office:value="0.45390013" calcext:value-type="float">
            <text:p>0.45390013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339002" calcext:value-type="float">
            <text:p>0.1339002</text:p>
          </table:table-cell>
          <table:table-cell office:value-type="float" office:value="0.2119001" calcext:value-type="float">
            <text:p>0.211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1309999" calcext:value-type="float">
            <text:p>0.1309999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40001" calcext:value-type="float">
            <text:p>0.021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1:.AG31])" office:value-type="float" office:value="0.51520021" calcext:value-type="float">
            <text:p>0.5152002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066001" calcext:value-type="float">
            <text:p>0.1066001</text:p>
          </table:table-cell>
          <table:table-cell office:value-type="float" office:value="0.2138" calcext:value-type="float">
            <text:p>0.2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893999" calcext:value-type="float">
            <text:p>0.0893999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19998" calcext:value-type="float">
            <text:p>0.033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2:.AG32])" office:value-type="float" office:value="0.46129998" calcext:value-type="float">
            <text:p>0.46129998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103001" calcext:value-type="float">
            <text:p>0.1103001</text:p>
          </table:table-cell>
          <table:table-cell office:value-type="float" office:value="0.2129001" calcext:value-type="float">
            <text:p>0.212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1835002" calcext:value-type="float">
            <text:p>0.1835002</text:p>
          </table:table-cell>
          <table:table-cell office:value-type="float" office:value="0.0037" calcext:value-type="float">
            <text:p>0.0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90001" calcext:value-type="float">
            <text:p>0.016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3:.AG33])" office:value-type="float" office:value="0.5412004101" calcext:value-type="float">
            <text:p>0.541200410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097001" calcext:value-type="float">
            <text:p>0.1097001</text:p>
          </table:table-cell>
          <table:table-cell office:value-type="float" office:value="0.2001" calcext:value-type="float">
            <text:p>0.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646998" calcext:value-type="float">
            <text:p>0.0646998</text:p>
          </table:table-cell>
          <table:table-cell office:value-type="float" office:value="0.0029" calcext:value-type="float">
            <text:p>0.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29999" calcext:value-type="float">
            <text:p>0.018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4:.AG34])" office:value-type="float" office:value="0.41299989" calcext:value-type="float">
            <text:p>0.41299989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350001" calcext:value-type="float">
            <text:p>0.1350001</text:p>
          </table:table-cell>
          <table:table-cell office:value-type="float" office:value="0.2902998" calcext:value-type="float">
            <text:p>0.290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1458003" calcext:value-type="float">
            <text:p>0.1458003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00003" calcext:value-type="float">
            <text:p>0.0790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5:.AG35])" office:value-type="float" office:value="0.67300023" calcext:value-type="float">
            <text:p>0.6730002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215001" calcext:value-type="float">
            <text:p>0.1215001</text:p>
          </table:table-cell>
          <table:table-cell office:value-type="float" office:value="0.2514001" calcext:value-type="float">
            <text:p>0.251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9020013" calcext:value-type="float">
            <text:p>0.09020013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1" calcext:value-type="float">
            <text:p>0.0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6:.AG36])" office:value-type="float" office:value="0.51430033" calcext:value-type="float">
            <text:p>0.51430033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198001" calcext:value-type="float">
            <text:p>0.1198001</text:p>
          </table:table-cell>
          <table:table-cell office:value-type="float" office:value="0.2656999" calcext:value-type="float">
            <text:p>0.265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4370001" calcext:value-type="float">
            <text:p>0.4370001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40001" calcext:value-type="float">
            <text:p>0.011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7:.AG37])" office:value-type="float" office:value="0.85300011" calcext:value-type="float">
            <text:p>0.8530001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088001" calcext:value-type="float">
            <text:p>0.1088001</text:p>
          </table:table-cell>
          <table:table-cell office:value-type="float" office:value="0.2169001" calcext:value-type="float">
            <text:p>0.216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5839986" calcext:value-type="float">
            <text:p>0.05839986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19999" calcext:value-type="float">
            <text:p>0.023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8:.AG38])" office:value-type="float" office:value="0.42530005" calcext:value-type="float">
            <text:p>0.42530005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166001" calcext:value-type="float">
            <text:p>0.1166001</text:p>
          </table:table-cell>
          <table:table-cell office:value-type="float" office:value="0.2213001" calcext:value-type="float">
            <text:p>0.221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1965002" calcext:value-type="float">
            <text:p>0.1965002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29999" calcext:value-type="float">
            <text:p>0.018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9:.AG39])" office:value-type="float" office:value="0.57100039" calcext:value-type="float">
            <text:p>0.57100039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196001" calcext:value-type="float">
            <text:p>0.1196001</text:p>
          </table:table-cell>
          <table:table-cell office:value-type="float" office:value="0.2228001" calcext:value-type="float">
            <text:p>0.222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48" calcext:value-type="float">
            <text:p>0.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5019988" calcext:value-type="float">
            <text:p>0.05019988</text:p>
          </table:table-cell>
          <table:table-cell office:value-type="float" office:value="0.0032" calcext:value-type="float">
            <text:p>0.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1" calcext:value-type="float">
            <text:p>0.0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0:.AG40])" office:value-type="float" office:value="0.42940008" calcext:value-type="float">
            <text:p>0.4294000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131001" calcext:value-type="float">
            <text:p>0.1131001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700001" calcext:value-type="float">
            <text:p>0.005700001</text:p>
          </table:table-cell>
          <table:table-cell office:value-type="float" office:value="0.2095004" calcext:value-type="float">
            <text:p>0.2095004</text:p>
          </table:table-cell>
          <table:table-cell office:value-type="float" office:value="0.0034" calcext:value-type="float">
            <text:p>0.0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9999" calcext:value-type="float">
            <text:p>0.018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1:.AG41])" office:value-type="float" office:value="0.571700491" calcext:value-type="float">
            <text:p>0.57170049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134001" calcext:value-type="float">
            <text:p>0.1134001</text:p>
          </table:table-cell>
          <table:table-cell office:value-type="float" office:value="0.2555999" calcext:value-type="float">
            <text:p>0.255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6159992" calcext:value-type="float">
            <text:p>0.06159992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90001" calcext:value-type="float">
            <text:p>0.012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2:.AG42])" office:value-type="float" office:value="0.46209993" calcext:value-type="float">
            <text:p>0.46209993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075001" calcext:value-type="float">
            <text:p>0.1075001</text:p>
          </table:table-cell>
          <table:table-cell office:value-type="float" office:value="0.2194001" calcext:value-type="float">
            <text:p>0.219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2163002" calcext:value-type="float">
            <text:p>0.2163002</text:p>
          </table:table-cell>
          <table:table-cell office:value-type="float" office:value="0.0035" calcext:value-type="float">
            <text:p>0.0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2" calcext:value-type="float">
            <text:p>0.0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3:.AG43])" office:value-type="float" office:value="0.5776004001" calcext:value-type="float">
            <text:p>0.577600400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081001" calcext:value-type="float">
            <text:p>0.1081001</text:p>
          </table:table-cell>
          <table:table-cell office:value-type="float" office:value="0.2332" calcext:value-type="float">
            <text:p>0.2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6479995" calcext:value-type="float">
            <text:p>0.06479995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2" calcext:value-type="float">
            <text:p>0.0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4:.AG44])" office:value-type="float" office:value="0.44110005" calcext:value-type="float">
            <text:p>0.44110005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180001" calcext:value-type="float">
            <text:p>0.1180001</text:p>
          </table:table-cell>
          <table:table-cell office:value-type="float" office:value="0.2211001" calcext:value-type="float">
            <text:p>0.221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1931001" calcext:value-type="float">
            <text:p>0.1931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00001" calcext:value-type="float">
            <text:p>0.0027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6520024" calcext:value-type="float">
            <text:p>0.0652002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8" calcext:value-type="float">
            <text:p>0.0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5:.AG45])" office:value-type="float" office:value="0.651200541" calcext:value-type="float">
            <text:p>0.651200541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373001" calcext:value-type="float">
            <text:p>0.1373001</text:p>
          </table:table-cell>
          <table:table-cell office:value-type="float" office:value="0.3757999" calcext:value-type="float">
            <text:p>0.375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400001" calcext:value-type="float">
            <text:p>0.005400001</text:p>
          </table:table-cell>
          <table:table-cell office:value-type="float" office:value="0.05930011" calcext:value-type="float">
            <text:p>0.05930011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89995" calcext:value-type="float">
            <text:p>0.0188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6:.AG46])" office:value-type="float" office:value="0.611100061" calcext:value-type="float">
            <text:p>0.611100061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096001" calcext:value-type="float">
            <text:p>0.1096001</text:p>
          </table:table-cell>
          <table:table-cell office:value-type="float" office:value="0.2138" calcext:value-type="float">
            <text:p>0.2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1646001" calcext:value-type="float">
            <text:p>0.1646001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39997" calcext:value-type="float">
            <text:p>0.0273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7:.AG47])" office:value-type="float" office:value="0.5313001701" calcext:value-type="float">
            <text:p>0.5313001701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240001" calcext:value-type="float">
            <text:p>0.1240001</text:p>
          </table:table-cell>
          <table:table-cell office:value-type="float" office:value="0.2455001" calcext:value-type="float">
            <text:p>0.245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6579994" calcext:value-type="float">
            <text:p>0.06579994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29999" calcext:value-type="float">
            <text:p>0.025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8:.AG48])" office:value-type="float" office:value="0.4763001299" calcext:value-type="float">
            <text:p>0.4763001299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378001" calcext:value-type="float">
            <text:p>0.1378001</text:p>
          </table:table-cell>
          <table:table-cell office:value-type="float" office:value="0.2436002" calcext:value-type="float">
            <text:p>0.2436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5565004" calcext:value-type="float">
            <text:p>0.5565004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19998" calcext:value-type="float">
            <text:p>0.025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9:.AG49])" office:value-type="float" office:value="0.98260068" calcext:value-type="float">
            <text:p>0.9826006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183001" calcext:value-type="float">
            <text:p>0.1183001</text:p>
          </table:table-cell>
          <table:table-cell office:value-type="float" office:value="0.2353001" calcext:value-type="float">
            <text:p>0.235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600001" calcext:value-type="float">
            <text:p>0.0046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6900004" calcext:value-type="float">
            <text:p>0.06900004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7" calcext:value-type="float">
            <text:p>0.0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0:.AG50])" office:value-type="float" office:value="0.465000241" calcext:value-type="float">
            <text:p>0.465000241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185001" calcext:value-type="float">
            <text:p>0.1185001</text:p>
          </table:table-cell>
          <table:table-cell office:value-type="float" office:value="0.2098" calcext:value-type="float">
            <text:p>0.2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999999" calcext:value-type="float">
            <text:p>0.000899999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0035" calcext:value-type="float">
            <text:p>0.0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20002" calcext:value-type="float">
            <text:p>0.019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1:.AG51])" office:value-type="float" office:value="0.5995001199" calcext:value-type="float">
            <text:p>0.599500119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106001" calcext:value-type="float">
            <text:p>0.1106001</text:p>
          </table:table-cell>
          <table:table-cell office:value-type="float" office:value="0.2143" calcext:value-type="float">
            <text:p>0.2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600001" calcext:value-type="float">
            <text:p>0.004600001</text:p>
          </table:table-cell>
          <table:table-cell office:value-type="float" office:value="0.05719991" calcext:value-type="float">
            <text:p>0.05719991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39999" calcext:value-type="float">
            <text:p>0.030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2:.AG52])" office:value-type="float" office:value="0.4303000011" calcext:value-type="float">
            <text:p>0.430300001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207001" calcext:value-type="float">
            <text:p>0.1207001</text:p>
          </table:table-cell>
          <table:table-cell office:value-type="float" office:value="0.2135001" calcext:value-type="float">
            <text:p>0.213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2441001" calcext:value-type="float">
            <text:p>0.2441001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3:.AG53])" office:value-type="float" office:value="0.6069003" calcext:value-type="float">
            <text:p>0.6069003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093001" calcext:value-type="float">
            <text:p>0.1093001</text:p>
          </table:table-cell>
          <table:table-cell office:value-type="float" office:value="0.2268" calcext:value-type="float">
            <text:p>0.2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5539982" calcext:value-type="float">
            <text:p>0.05539982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59999" calcext:value-type="float">
            <text:p>0.018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4:.AG54])" office:value-type="float" office:value="0.4279999101" calcext:value-type="float">
            <text:p>0.4279999101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412002" calcext:value-type="float">
            <text:p>0.1412002</text:p>
          </table:table-cell>
          <table:table-cell office:value-type="float" office:value="0.2253" calcext:value-type="float">
            <text:p>0.2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1535001" calcext:value-type="float">
            <text:p>0.1535001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70004" calcext:value-type="float">
            <text:p>0.0287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5:.AG55])" office:value-type="float" office:value="0.56940034" calcext:value-type="float">
            <text:p>0.5694003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241001" calcext:value-type="float">
            <text:p>0.1241001</text:p>
          </table:table-cell>
          <table:table-cell office:value-type="float" office:value="0.2301" calcext:value-type="float">
            <text:p>0.2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5939999" calcext:value-type="float">
            <text:p>0.05939999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2" calcext:value-type="float">
            <text:p>0.0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6:.AG56])" office:value-type="float" office:value="0.4479000901" calcext:value-type="float">
            <text:p>0.4479000901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232001" calcext:value-type="float">
            <text:p>0.1232001</text:p>
          </table:table-cell>
          <table:table-cell office:value-type="float" office:value="0.2323001" calcext:value-type="float">
            <text:p>0.232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1658001" calcext:value-type="float">
            <text:p>0.1658001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9" calcext:value-type="float">
            <text:p>0.0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7:.AG57])" office:value-type="float" office:value="0.5587003" calcext:value-type="float">
            <text:p>0.5587003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137001" calcext:value-type="float">
            <text:p>0.1137001</text:p>
          </table:table-cell>
          <table:table-cell office:value-type="float" office:value="0.2382001" calcext:value-type="float">
            <text:p>0.238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1034" calcext:value-type="float">
            <text:p>0.1034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69999" calcext:value-type="float">
            <text:p>0.015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8:.AG58])" office:value-type="float" office:value="0.48740019" calcext:value-type="float">
            <text:p>0.48740019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086001" calcext:value-type="float">
            <text:p>0.1086001</text:p>
          </table:table-cell>
          <table:table-cell office:value-type="float" office:value="0.2184" calcext:value-type="float">
            <text:p>0.2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1206" calcext:value-type="float">
            <text:p>0.1206</text:p>
          </table:table-cell>
          <table:table-cell office:value-type="float" office:value="0.0037" calcext:value-type="float">
            <text:p>0.0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29999" calcext:value-type="float">
            <text:p>0.017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9:.AG59])" office:value-type="float" office:value="0.48580009" calcext:value-type="float">
            <text:p>0.48580009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078001" calcext:value-type="float">
            <text:p>0.1078001</text:p>
          </table:table-cell>
          <table:table-cell office:value-type="float" office:value="0.2114001" calcext:value-type="float">
            <text:p>0.211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1127998" calcext:value-type="float">
            <text:p>0.1127998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39999" calcext:value-type="float">
            <text:p>0.019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0:.AG60])" office:value-type="float" office:value="0.46889999" calcext:value-type="float">
            <text:p>0.4688999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322001" calcext:value-type="float">
            <text:p>0.1322001</text:p>
          </table:table-cell>
          <table:table-cell office:value-type="float" office:value="0.3424999" calcext:value-type="float">
            <text:p>0.342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800001" calcext:value-type="float">
            <text:p>0.006800001</text:p>
          </table:table-cell>
          <table:table-cell office:value-type="float" office:value="0.1346003" calcext:value-type="float">
            <text:p>0.1346003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79996" calcext:value-type="float">
            <text:p>0.0337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1:.AG61])" office:value-type="float" office:value="0.666800261" calcext:value-type="float">
            <text:p>0.666800261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531001" calcext:value-type="float">
            <text:p>0.1531001</text:p>
          </table:table-cell>
          <table:table-cell office:value-type="float" office:value="0.4327998" calcext:value-type="float">
            <text:p>0.4327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1772001" calcext:value-type="float">
            <text:p>0.1772001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40002" calcext:value-type="float">
            <text:p>0.0464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2:.AG62])" office:value-type="float" office:value="0.8364000201" calcext:value-type="float">
            <text:p>0.836400020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318001" calcext:value-type="float">
            <text:p>0.1318001</text:p>
          </table:table-cell>
          <table:table-cell office:value-type="float" office:value="0.3496998" calcext:value-type="float">
            <text:p>0.349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716003" calcext:value-type="float">
            <text:p>0.0716003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39998" calcext:value-type="float">
            <text:p>0.013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3:.AG63])" office:value-type="float" office:value="0.58610018" calcext:value-type="float">
            <text:p>0.58610018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767002" calcext:value-type="float">
            <text:p>0.1767002</text:p>
          </table:table-cell>
          <table:table-cell office:value-type="float" office:value="0.4154" calcext:value-type="float">
            <text:p>0.4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1160001" calcext:value-type="float">
            <text:p>0.1160001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49995" calcext:value-type="float">
            <text:p>0.0284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4:.AG64])" office:value-type="float" office:value="0.76710025" calcext:value-type="float">
            <text:p>0.76710025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782002" calcext:value-type="float">
            <text:p>0.1782002</text:p>
          </table:table-cell>
          <table:table-cell office:value-type="float" office:value="0.2997999" calcext:value-type="float">
            <text:p>0.299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1018" calcext:value-type="float">
            <text:p>0.1018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80004" calcext:value-type="float">
            <text:p>0.0208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5:.AG65])" office:value-type="float" office:value="0.62190014" calcext:value-type="float">
            <text:p>0.6219001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439001" calcext:value-type="float">
            <text:p>0.1439001</text:p>
          </table:table-cell>
          <table:table-cell office:value-type="float" office:value="0.3968999" calcext:value-type="float">
            <text:p>0.396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8569989" calcext:value-type="float">
            <text:p>0.08569989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69997" calcext:value-type="float">
            <text:p>0.0136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6:.AG66])" office:value-type="float" office:value="0.66609986" calcext:value-type="float">
            <text:p>0.66609986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595002" calcext:value-type="float">
            <text:p>0.1595002</text:p>
          </table:table-cell>
          <table:table-cell office:value-type="float" office:value="0.3383" calcext:value-type="float">
            <text:p>0.3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1130003" calcext:value-type="float">
            <text:p>0.1130003</text:p>
          </table:table-cell>
          <table:table-cell office:value-type="float" office:value="0.0038" calcext:value-type="float">
            <text:p>0.0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40004" calcext:value-type="float">
            <text:p>0.0184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7:.AG67])" office:value-type="float" office:value="0.65620054" calcext:value-type="float">
            <text:p>0.65620054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579001" calcext:value-type="float">
            <text:p>0.1579001</text:p>
          </table:table-cell>
          <table:table-cell office:value-type="float" office:value="0.3492999" calcext:value-type="float">
            <text:p>0.349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7560011" calcext:value-type="float">
            <text:p>0.07560011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90002" calcext:value-type="float">
            <text:p>0.0419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8:.AG68])" office:value-type="float" office:value="0.64630013" calcext:value-type="float">
            <text:p>0.64630013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577001" calcext:value-type="float">
            <text:p>0.1577001</text:p>
          </table:table-cell>
          <table:table-cell office:value-type="float" office:value="0.4314999" calcext:value-type="float">
            <text:p>0.431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700001" calcext:value-type="float">
            <text:p>0.005700001</text:p>
          </table:table-cell>
          <table:table-cell office:value-type="float" office:value="0.06750021" calcext:value-type="float">
            <text:p>0.06750021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39996" calcext:value-type="float">
            <text:p>0.0223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9:.AG69])" office:value-type="float" office:value="0.698300171" calcext:value-type="float">
            <text:p>0.698300171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565002" calcext:value-type="float">
            <text:p>0.1565002</text:p>
          </table:table-cell>
          <table:table-cell office:value-type="float" office:value="0.3876998" calcext:value-type="float">
            <text:p>0.387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600001" calcext:value-type="float">
            <text:p>0.0046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" calcext:value-type="float">
            <text:p>0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1157002" calcext:value-type="float">
            <text:p>0.1157002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6" calcext:value-type="float">
            <text:p>0.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0:.AG70])" office:value-type="float" office:value="0.842900201" calcext:value-type="float">
            <text:p>0.842900201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059002" calcext:value-type="float">
            <text:p>0.2059002</text:p>
          </table:table-cell>
          <table:table-cell office:value-type="float" office:value="0.4406998" calcext:value-type="float">
            <text:p>0.440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1054003" calcext:value-type="float">
            <text:p>0.1054003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1" calcext:value-type="float">
            <text:p>0.0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1:.AG71])" office:value-type="float" office:value="0.7997003" calcext:value-type="float">
            <text:p>0.7997003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905002" calcext:value-type="float">
            <text:p>0.1905002</text:p>
          </table:table-cell>
          <table:table-cell office:value-type="float" office:value="0.4396" calcext:value-type="float">
            <text:p>0.4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5400001" calcext:value-type="float">
            <text:p>0.0054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2187002" calcext:value-type="float">
            <text:p>0.2187002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049995" calcext:value-type="float">
            <text:p>0.0604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2:.AG72])" office:value-type="float" office:value="0.937600351" calcext:value-type="float">
            <text:p>0.93760035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024002" calcext:value-type="float">
            <text:p>0.2024002</text:p>
          </table:table-cell>
          <table:table-cell office:value-type="float" office:value="0.3221998" calcext:value-type="float">
            <text:p>0.3221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1028004" calcext:value-type="float">
            <text:p>0.1028004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80005" calcext:value-type="float">
            <text:p>0.0198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3:.AG73])" office:value-type="float" office:value="0.67340045" calcext:value-type="float">
            <text:p>0.67340045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2256002" calcext:value-type="float">
            <text:p>0.2256002</text:p>
          </table:table-cell>
          <table:table-cell office:value-type="float" office:value="0.4384999" calcext:value-type="float">
            <text:p>0.438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6" calcext:value-type="float">
            <text:p>0.0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7680001" calcext:value-type="float">
            <text:p>0.07680001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10001" calcext:value-type="float">
            <text:p>0.025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4:.AG74])" office:value-type="float" office:value="0.78900012" calcext:value-type="float">
            <text:p>0.7890001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1139001" calcext:value-type="float">
            <text:p>0.1139001</text:p>
          </table:table-cell>
          <table:table-cell office:value-type="float" office:value="0.3271999" calcext:value-type="float">
            <text:p>0.327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3191" calcext:value-type="float">
            <text:p>0.3191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8" calcext:value-type="float">
            <text:p>0.0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5:.AG75])" office:value-type="float" office:value="0.7968" calcext:value-type="float">
            <text:p>0.7968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439001" calcext:value-type="float">
            <text:p>0.1439001</text:p>
          </table:table-cell>
          <table:table-cell office:value-type="float" office:value="0.2939998" calcext:value-type="float">
            <text:p>0.29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6620011" calcext:value-type="float">
            <text:p>0.06620011</text:p>
          </table:table-cell>
          <table:table-cell office:value-type="float" office:value="0.0033" calcext:value-type="float">
            <text:p>0.0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39996" calcext:value-type="float">
            <text:p>0.0173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6:.AG76])" office:value-type="float" office:value="0.54409997" calcext:value-type="float">
            <text:p>0.54409997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630002" calcext:value-type="float">
            <text:p>0.1630002</text:p>
          </table:table-cell>
          <table:table-cell office:value-type="float" office:value="0.3980998" calcext:value-type="float">
            <text:p>0.3980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1943" calcext:value-type="float">
            <text:p>0.194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100001" calcext:value-type="float">
            <text:p>0.0051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8940044" calcext:value-type="float">
            <text:p>0.08940044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1" calcext:value-type="float">
            <text:p>0.0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7:.AG77])" office:value-type="float" office:value="0.919500441" calcext:value-type="float">
            <text:p>0.91950044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1524002" calcext:value-type="float">
            <text:p>0.1524002</text:p>
          </table:table-cell>
          <table:table-cell office:value-type="float" office:value="0.3779999" calcext:value-type="float">
            <text:p>0.37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9800005" calcext:value-type="float">
            <text:p>0.09800005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10001" calcext:value-type="float">
            <text:p>0.021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8" calcext:value-type="float">
            <text:p>0.006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8:.AG78])" office:value-type="float" office:value="0.67530016" calcext:value-type="float">
            <text:p>0.6753001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3954" calcext:value-type="float">
            <text:p>0.3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6000001" calcext:value-type="float">
            <text:p>0.006000001</text:p>
          </table:table-cell>
          <table:table-cell office:value-type="float" office:value="0.1243004" calcext:value-type="float">
            <text:p>0.1243004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9:.AG79])" office:value-type="float" office:value="0.698600401" calcext:value-type="float">
            <text:p>0.698600401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335001" calcext:value-type="float">
            <text:p>0.1335001</text:p>
          </table:table-cell>
          <table:table-cell office:value-type="float" office:value="0.3415999" calcext:value-type="float">
            <text:p>0.341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7900001" calcext:value-type="float">
            <text:p>0.007900001</text:p>
          </table:table-cell>
          <table:table-cell office:value-type="float" office:value="0.2484004" calcext:value-type="float">
            <text:p>0.2484004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45" calcext:value-type="float">
            <text:p>0.2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0:.AG80])" office:value-type="float" office:value="1.041700401" calcext:value-type="float">
            <text:p>1.04170040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531001" calcext:value-type="float">
            <text:p>0.1531001</text:p>
          </table:table-cell>
          <table:table-cell office:value-type="float" office:value="0.3346999" calcext:value-type="float">
            <text:p>0.334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32" calcext:value-type="float">
            <text:p>0.0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3387003" calcext:value-type="float">
            <text:p>0.3387003</text:p>
          </table:table-cell>
          <table:table-cell office:value-type="float" office:value="0.0037" calcext:value-type="float">
            <text:p>0.0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49999" calcext:value-type="float">
            <text:p>0.038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1:.AG81])" office:value-type="float" office:value="0.9178002899" calcext:value-type="float">
            <text:p>0.917800289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933002" calcext:value-type="float">
            <text:p>0.1933002</text:p>
          </table:table-cell>
          <table:table-cell office:value-type="float" office:value="0.3149998" calcext:value-type="float">
            <text:p>0.314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8699999" calcext:value-type="float">
            <text:p>0.0086999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8420008" calcext:value-type="float">
            <text:p>0.08420008</text:p>
          </table:table-cell>
          <table:table-cell office:value-type="float" office:value="0.0043" calcext:value-type="float">
            <text:p>0.0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59999" calcext:value-type="float">
            <text:p>0.018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2:.AG82])" office:value-type="float" office:value="0.6400000689" calcext:value-type="float">
            <text:p>0.6400000689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636001" calcext:value-type="float">
            <text:p>0.1636001</text:p>
          </table:table-cell>
          <table:table-cell office:value-type="float" office:value="0.4022999" calcext:value-type="float">
            <text:p>0.402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2" calcext:value-type="float">
            <text:p>0.00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7279991" calcext:value-type="float">
            <text:p>0.07279991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4" calcext:value-type="float">
            <text:p>0.0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3:.AG83])" office:value-type="float" office:value="0.70509991" calcext:value-type="float">
            <text:p>0.7050999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736001" calcext:value-type="float">
            <text:p>0.1736001</text:p>
          </table:table-cell>
          <table:table-cell office:value-type="float" office:value="0.3426" calcext:value-type="float">
            <text:p>0.3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9420002" calcext:value-type="float">
            <text:p>0.09420002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4" calcext:value-type="float">
            <text:p>0.0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4:.AG84])" office:value-type="float" office:value="0.66560012" calcext:value-type="float">
            <text:p>0.6656001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2691002" calcext:value-type="float">
            <text:p>0.2691002</text:p>
          </table:table-cell>
          <table:table-cell office:value-type="float" office:value="0.4575998" calcext:value-type="float">
            <text:p>0.4575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2017002" calcext:value-type="float">
            <text:p>0.2017002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3" calcext:value-type="float">
            <text:p>0.0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5:.AG85])" office:value-type="float" office:value="0.9708002001" calcext:value-type="float">
            <text:p>0.9708002001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733001" calcext:value-type="float">
            <text:p>0.1733001</text:p>
          </table:table-cell>
          <table:table-cell office:value-type="float" office:value="0.3361998" calcext:value-type="float">
            <text:p>0.3361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48" calcext:value-type="float">
            <text:p>0.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299999" calcext:value-type="float">
            <text:p>0.005299999</text:p>
          </table:table-cell>
          <table:table-cell office:value-type="float" office:value="0.09190026" calcext:value-type="float">
            <text:p>0.09190026</text:p>
          </table:table-cell>
          <table:table-cell office:value-type="float" office:value="0.0058" calcext:value-type="float">
            <text:p>0.0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49996" calcext:value-type="float">
            <text:p>0.0194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6:.AG86])" office:value-type="float" office:value="0.645800119" calcext:value-type="float">
            <text:p>0.645800119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930002" calcext:value-type="float">
            <text:p>0.1930002</text:p>
          </table:table-cell>
          <table:table-cell office:value-type="float" office:value="0.3225998" calcext:value-type="float">
            <text:p>0.3225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7610016" calcext:value-type="float">
            <text:p>0.07610016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19999" calcext:value-type="float">
            <text:p>0.026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7:.AG87])" office:value-type="float" office:value="0.63910015" calcext:value-type="float">
            <text:p>0.6391001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488001" calcext:value-type="float">
            <text:p>0.1488001</text:p>
          </table:table-cell>
          <table:table-cell office:value-type="float" office:value="0.3968999" calcext:value-type="float">
            <text:p>0.396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9640013" calcext:value-type="float">
            <text:p>0.09640013</text:p>
          </table:table-cell>
          <table:table-cell office:value-type="float" office:value="0.0042" calcext:value-type="float">
            <text:p>0.0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30004" calcext:value-type="float">
            <text:p>0.0203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8:.AG88])" office:value-type="float" office:value="0.68920017" calcext:value-type="float">
            <text:p>0.6892001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812001" calcext:value-type="float">
            <text:p>0.1812001</text:p>
          </table:table-cell>
          <table:table-cell office:value-type="float" office:value="0.3799999" calcext:value-type="float">
            <text:p>0.37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1176001" calcext:value-type="float">
            <text:p>0.1176001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70004" calcext:value-type="float">
            <text:p>0.0177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9:.AG89])" office:value-type="float" office:value="0.71970014" calcext:value-type="float">
            <text:p>0.71970014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879001" calcext:value-type="float">
            <text:p>0.1879001</text:p>
          </table:table-cell>
          <table:table-cell office:value-type="float" office:value="0.5239" calcext:value-type="float">
            <text:p>0.5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7" calcext:value-type="float">
            <text:p>0.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189" calcext:value-type="float">
            <text:p>0.189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69997" calcext:value-type="float">
            <text:p>0.0216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0:.AG90])" office:value-type="float" office:value="0.94900007" calcext:value-type="float">
            <text:p>0.94900007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399002" calcext:value-type="float">
            <text:p>0.1399002</text:p>
          </table:table-cell>
          <table:table-cell office:value-type="float" office:value="0.4044998" calcext:value-type="float">
            <text:p>0.4044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8900017" calcext:value-type="float">
            <text:p>0.08900017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09999" calcext:value-type="float">
            <text:p>0.012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1:.AG91])" office:value-type="float" office:value="0.67710016" calcext:value-type="float">
            <text:p>0.67710016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201001" calcext:value-type="float">
            <text:p>0.1201001</text:p>
          </table:table-cell>
          <table:table-cell office:value-type="float" office:value="0.2590999" calcext:value-type="float">
            <text:p>0.259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6" calcext:value-type="float">
            <text:p>0.0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1082003" calcext:value-type="float">
            <text:p>0.1082003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09999" calcext:value-type="float">
            <text:p>0.022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2:.AG92])" office:value-type="float" office:value="0.53030029" calcext:value-type="float">
            <text:p>0.53030029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318001" calcext:value-type="float">
            <text:p>0.1318001</text:p>
          </table:table-cell>
          <table:table-cell office:value-type="float" office:value="0.3196999" calcext:value-type="float">
            <text:p>0.319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00001" calcext:value-type="float">
            <text:p>0.00280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570014" calcext:value-type="float">
            <text:p>0.05570014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2" calcext:value-type="float">
            <text:p>0.0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3:.AG93])" office:value-type="float" office:value="0.542000141" calcext:value-type="float">
            <text:p>0.54200014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228001" calcext:value-type="float">
            <text:p>0.1228001</text:p>
          </table:table-cell>
          <table:table-cell office:value-type="float" office:value="0.2287" calcext:value-type="float">
            <text:p>0.2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47" calcext:value-type="float">
            <text:p>0.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1776001" calcext:value-type="float">
            <text:p>0.1776001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49996" calcext:value-type="float">
            <text:p>0.0244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4:.AG94])" office:value-type="float" office:value="0.57410016" calcext:value-type="float">
            <text:p>0.57410016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059001" calcext:value-type="float">
            <text:p>0.1059001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5529989" calcext:value-type="float">
            <text:p>0.05529989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49999" calcext:value-type="float">
            <text:p>0.018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5:.AG95])" office:value-type="float" office:value="0.41079998" calcext:value-type="float">
            <text:p>0.41079998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113001" calcext:value-type="float">
            <text:p>0.1113001</text:p>
          </table:table-cell>
          <table:table-cell office:value-type="float" office:value="0.2338001" calcext:value-type="float">
            <text:p>0.233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9" calcext:value-type="float">
            <text:p>0.0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1536001" calcext:value-type="float">
            <text:p>0.1536001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50001" calcext:value-type="float">
            <text:p>0.028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6:.AG96])" office:value-type="float" office:value="0.5458003101" calcext:value-type="float">
            <text:p>0.5458003101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088001" calcext:value-type="float">
            <text:p>0.1088001</text:p>
          </table:table-cell>
          <table:table-cell office:value-type="float" office:value="0.2231001" calcext:value-type="float">
            <text:p>0.223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6809995" calcext:value-type="float">
            <text:p>0.06809995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60003" calcext:value-type="float">
            <text:p>0.0286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7:.AG97])" office:value-type="float" office:value="0.44420018" calcext:value-type="float">
            <text:p>0.44420018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301" calcext:value-type="float">
            <text:p>0.1301</text:p>
          </table:table-cell>
          <table:table-cell office:value-type="float" office:value="0.2483001" calcext:value-type="float">
            <text:p>0.248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1226003" calcext:value-type="float">
            <text:p>0.1226003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30002" calcext:value-type="float">
            <text:p>0.0193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8:.AG98])" office:value-type="float" office:value="0.57250042" calcext:value-type="float">
            <text:p>0.57250042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1220001" calcext:value-type="float">
            <text:p>0.1220001</text:p>
          </table:table-cell>
          <table:table-cell office:value-type="float" office:value="0.2545999" calcext:value-type="float">
            <text:p>0.254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7629979" calcext:value-type="float">
            <text:p>0.07629979</text:p>
          </table:table-cell>
          <table:table-cell office:value-type="float" office:value="0.0033" calcext:value-type="float">
            <text:p>0.0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9:.AG99])" office:value-type="float" office:value="0.49489979" calcext:value-type="float">
            <text:p>0.49489979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1097001" calcext:value-type="float">
            <text:p>0.1097001</text:p>
          </table:table-cell>
          <table:table-cell office:value-type="float" office:value="0.2102" calcext:value-type="float">
            <text:p>0.2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2134002" calcext:value-type="float">
            <text:p>0.2134002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70001" calcext:value-type="float">
            <text:p>0.020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0:.AG100])" office:value-type="float" office:value="0.57140031" calcext:value-type="float">
            <text:p>0.5714003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1446001" calcext:value-type="float">
            <text:p>0.1446001</text:p>
          </table:table-cell>
          <table:table-cell office:value-type="float" office:value="0.3059999" calcext:value-type="float">
            <text:p>0.30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5990003" calcext:value-type="float">
            <text:p>0.05990003</text:p>
          </table:table-cell>
          <table:table-cell office:value-type="float" office:value="0.0036" calcext:value-type="float">
            <text:p>0.0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90002" calcext:value-type="float">
            <text:p>0.0179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1:.AG101])" office:value-type="float" office:value="0.54850005" calcext:value-type="float">
            <text:p>0.5485000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370001" calcext:value-type="float">
            <text:p>0.1370001</text:p>
          </table:table-cell>
          <table:table-cell office:value-type="float" office:value="0.2824998" calcext:value-type="float">
            <text:p>0.2824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9" calcext:value-type="float">
            <text:p>0.0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" calcext:value-type="float">
            <text:p>0</text:p>
          </table:table-cell>
          <table:table-cell office:value-type="float" office:value="0.005900001" calcext:value-type="float">
            <text:p>0.005900001</text:p>
          </table:table-cell>
          <table:table-cell office:value-type="float" office:value="0.5106" calcext:value-type="float">
            <text:p>0.5106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40001" calcext:value-type="float">
            <text:p>0.034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2:.AG102])" office:value-type="float" office:value="0.989999911" calcext:value-type="float">
            <text:p>0.989999911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1545001" calcext:value-type="float">
            <text:p>0.1545001</text:p>
          </table:table-cell>
          <table:table-cell office:value-type="float" office:value="0.3708" calcext:value-type="float">
            <text:p>0.3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000001" calcext:value-type="float">
            <text:p>0.0070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700001" calcext:value-type="float">
            <text:p>0.007700001</text:p>
          </table:table-cell>
          <table:table-cell office:value-type="float" office:value="0.09409989" calcext:value-type="float">
            <text:p>0.09409989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09998" calcext:value-type="float">
            <text:p>0.034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3:.AG103])" office:value-type="float" office:value="0.684099972" calcext:value-type="float">
            <text:p>0.684099972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476001" calcext:value-type="float">
            <text:p>0.1476001</text:p>
          </table:table-cell>
          <table:table-cell office:value-type="float" office:value="0.2952999" calcext:value-type="float">
            <text:p>0.295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1" calcext:value-type="float">
            <text:p>0.00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1534002" calcext:value-type="float">
            <text:p>0.1534002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80004" calcext:value-type="float">
            <text:p>0.0118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4:.AG104])" office:value-type="float" office:value="0.63520024" calcext:value-type="float">
            <text:p>0.63520024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1457001" calcext:value-type="float">
            <text:p>0.1457001</text:p>
          </table:table-cell>
          <table:table-cell office:value-type="float" office:value="0.3460998" calcext:value-type="float">
            <text:p>0.3460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2" calcext:value-type="float">
            <text:p>0.00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8790032" calcext:value-type="float">
            <text:p>0.08790032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3" calcext:value-type="float">
            <text:p>0.0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5:.AG105])" office:value-type="float" office:value="0.61970022" calcext:value-type="float">
            <text:p>0.61970022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2189002" calcext:value-type="float">
            <text:p>0.2189002</text:p>
          </table:table-cell>
          <table:table-cell office:value-type="float" office:value="0.3319998" calcext:value-type="float">
            <text:p>0.33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2350001" calcext:value-type="float">
            <text:p>0.2350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4" calcext:value-type="float">
            <text:p>0.0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129" calcext:value-type="float">
            <text:p>0.129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69999" calcext:value-type="float">
            <text:p>0.018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6:.AG106])" office:value-type="float" office:value="0.9755000901" calcext:value-type="float">
            <text:p>0.9755000901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1234001" calcext:value-type="float">
            <text:p>0.1234001</text:p>
          </table:table-cell>
          <table:table-cell office:value-type="float" office:value="0.2645" calcext:value-type="float">
            <text:p>0.2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9" calcext:value-type="float">
            <text:p>0.0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4927998" calcext:value-type="float">
            <text:p>0.4927998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70004" calcext:value-type="float">
            <text:p>0.0327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7:.AG107])" office:value-type="float" office:value="0.9363999399" calcext:value-type="float">
            <text:p>0.9363999399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139001" calcext:value-type="float">
            <text:p>0.1139001</text:p>
          </table:table-cell>
          <table:table-cell office:value-type="float" office:value="0.2607999" calcext:value-type="float">
            <text:p>0.260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5" calcext:value-type="float">
            <text:p>0.0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6239985" calcext:value-type="float">
            <text:p>0.06239985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3" calcext:value-type="float">
            <text:p>0.0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8:.AG108])" office:value-type="float" office:value="0.47879985" calcext:value-type="float">
            <text:p>0.47879985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1315001" calcext:value-type="float">
            <text:p>0.1315001</text:p>
          </table:table-cell>
          <table:table-cell office:value-type="float" office:value="0.2184001" calcext:value-type="float">
            <text:p>0.218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8" calcext:value-type="float">
            <text:p>0.00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1918002" calcext:value-type="float">
            <text:p>0.1918002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49999" calcext:value-type="float">
            <text:p>0.020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9:.AG109])" office:value-type="float" office:value="0.58300039" calcext:value-type="float">
            <text:p>0.58300039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1135001" calcext:value-type="float">
            <text:p>0.1135001</text:p>
          </table:table-cell>
          <table:table-cell office:value-type="float" office:value="0.2131" calcext:value-type="float">
            <text:p>0.2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520999" calcext:value-type="float">
            <text:p>0.0520999</text:p>
          </table:table-cell>
          <table:table-cell office:value-type="float" office:value="0.0032" calcext:value-type="float">
            <text:p>0.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79999" calcext:value-type="float">
            <text:p>0.017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0:.AG110])" office:value-type="float" office:value="0.41609999" calcext:value-type="float">
            <text:p>0.41609999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329001" calcext:value-type="float">
            <text:p>0.1329001</text:p>
          </table:table-cell>
          <table:table-cell office:value-type="float" office:value="0.2951999" calcext:value-type="float">
            <text:p>0.295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1398002" calcext:value-type="float">
            <text:p>0.1398002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00004" calcext:value-type="float">
            <text:p>0.0100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1:.AG111])" office:value-type="float" office:value="0.59620024" calcext:value-type="float">
            <text:p>0.59620024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263001" calcext:value-type="float">
            <text:p>0.1263001</text:p>
          </table:table-cell>
          <table:table-cell office:value-type="float" office:value="0.2918999" calcext:value-type="float">
            <text:p>0.291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8" calcext:value-type="float">
            <text:p>0.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400001" calcext:value-type="float">
            <text:p>0.005400001</text:p>
          </table:table-cell>
          <table:table-cell office:value-type="float" office:value="0.4604" calcext:value-type="float">
            <text:p>0.4604</text:p>
          </table:table-cell>
          <table:table-cell office:value-type="float" office:value="0.0045" calcext:value-type="float">
            <text:p>0.0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19998" calcext:value-type="float">
            <text:p>0.011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2:.AG112])" office:value-type="float" office:value="0.914099981" calcext:value-type="float">
            <text:p>0.914099981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1415001" calcext:value-type="float">
            <text:p>0.1415001</text:p>
          </table:table-cell>
          <table:table-cell office:value-type="float" office:value="0.2222" calcext:value-type="float">
            <text:p>0.2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300001" calcext:value-type="float">
            <text:p>0.004300001</text:p>
          </table:table-cell>
          <table:table-cell office:value-type="float" office:value="0.05679981" calcext:value-type="float">
            <text:p>0.05679981</text:p>
          </table:table-cell>
          <table:table-cell office:value-type="float" office:value="0.0031" calcext:value-type="float">
            <text:p>0.0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49999" calcext:value-type="float">
            <text:p>0.018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3:.AG113])" office:value-type="float" office:value="0.4568999009" calcext:value-type="float">
            <text:p>0.4568999009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1161001" calcext:value-type="float">
            <text:p>0.1161001</text:p>
          </table:table-cell>
          <table:table-cell office:value-type="float" office:value="0.2325" calcext:value-type="float">
            <text:p>0.2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2015" calcext:value-type="float">
            <text:p>0.2015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79998" calcext:value-type="float">
            <text:p>0.0267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4:.AG114])" office:value-type="float" office:value="0.59400008" calcext:value-type="float">
            <text:p>0.59400008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1090001" calcext:value-type="float">
            <text:p>0.1090001</text:p>
          </table:table-cell>
          <table:table-cell office:value-type="float" office:value="0.2229001" calcext:value-type="float">
            <text:p>0.222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6019996" calcext:value-type="float">
            <text:p>0.06019996</text:p>
          </table:table-cell>
          <table:table-cell office:value-type="float" office:value="0.0032" calcext:value-type="float">
            <text:p>0.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001" calcext:value-type="float">
            <text:p>0.016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5:.AG115])" office:value-type="float" office:value="0.42870017" calcext:value-type="float">
            <text:p>0.42870017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1361001" calcext:value-type="float">
            <text:p>0.1361001</text:p>
          </table:table-cell>
          <table:table-cell office:value-type="float" office:value="0.2495001" calcext:value-type="float">
            <text:p>0.249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1609003" calcext:value-type="float">
            <text:p>0.1609003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80002" calcext:value-type="float">
            <text:p>0.022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6:.AG116])" office:value-type="float" office:value="0.59140052" calcext:value-type="float">
            <text:p>0.59140052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1308" calcext:value-type="float">
            <text:p>0.1308</text:p>
          </table:table-cell>
          <table:table-cell office:value-type="float" office:value="0.256" calcext:value-type="float">
            <text:p>0.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7590003" calcext:value-type="float">
            <text:p>0.07590003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99998" calcext:value-type="float">
            <text:p>0.0219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7:.AG117])" office:value-type="float" office:value="0.50330001" calcext:value-type="float">
            <text:p>0.50330001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1180001" calcext:value-type="float">
            <text:p>0.1180001</text:p>
          </table:table-cell>
          <table:table-cell office:value-type="float" office:value="0.2219" calcext:value-type="float">
            <text:p>0.2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9" calcext:value-type="float">
            <text:p>0.0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1924003" calcext:value-type="float">
            <text:p>0.1924003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90001" calcext:value-type="float">
            <text:p>0.019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8:.AG118])" office:value-type="float" office:value="0.5708004101" calcext:value-type="float">
            <text:p>0.5708004101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1076001" calcext:value-type="float">
            <text:p>0.1076001</text:p>
          </table:table-cell>
          <table:table-cell office:value-type="float" office:value="0.2069" calcext:value-type="float">
            <text:p>0.2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5219979" calcext:value-type="float">
            <text:p>0.05219979</text:p>
          </table:table-cell>
          <table:table-cell office:value-type="float" office:value="0.0034" calcext:value-type="float">
            <text:p>0.0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79998" calcext:value-type="float">
            <text:p>0.0177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9:.AG119])" office:value-type="float" office:value="0.40589987" calcext:value-type="float">
            <text:p>0.4058998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1178001" calcext:value-type="float">
            <text:p>0.1178001</text:p>
          </table:table-cell>
          <table:table-cell office:value-type="float" office:value="0.2191001" calcext:value-type="float">
            <text:p>0.219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400001" calcext:value-type="float">
            <text:p>0.003400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1818002" calcext:value-type="float">
            <text:p>0.1818002</text:p>
          </table:table-cell>
          <table:table-cell office:value-type="float" office:value="0.0041" calcext:value-type="float">
            <text:p>0.0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9" calcext:value-type="float">
            <text:p>0.0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0:.AG120])" office:value-type="float" office:value="0.558800401" calcext:value-type="float">
            <text:p>0.558800401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1170001" calcext:value-type="float">
            <text:p>0.1170001</text:p>
          </table:table-cell>
          <table:table-cell office:value-type="float" office:value="0.3181999" calcext:value-type="float">
            <text:p>0.318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400001" calcext:value-type="float">
            <text:p>0.005400001</text:p>
          </table:table-cell>
          <table:table-cell office:value-type="float" office:value="0.05790019" calcext:value-type="float">
            <text:p>0.05790019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09996" calcext:value-type="float">
            <text:p>0.0170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1:.AG121])" office:value-type="float" office:value="0.530300151" calcext:value-type="float">
            <text:p>0.530300151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093001" calcext:value-type="float">
            <text:p>0.1093001</text:p>
          </table:table-cell>
          <table:table-cell office:value-type="float" office:value="0.2080001" calcext:value-type="float">
            <text:p>0.20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2083002" calcext:value-type="float">
            <text:p>0.2083002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80004" calcext:value-type="float">
            <text:p>0.0208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2:.AG122])" office:value-type="float" office:value="0.56190044" calcext:value-type="float">
            <text:p>0.56190044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1452001" calcext:value-type="float">
            <text:p>0.1452001</text:p>
          </table:table-cell>
          <table:table-cell office:value-type="float" office:value="0.2352" calcext:value-type="float">
            <text:p>0.2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9" calcext:value-type="float">
            <text:p>0.0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5189976" calcext:value-type="float">
            <text:p>0.05189976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10001" calcext:value-type="float">
            <text:p>0.018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3:.AG123])" office:value-type="float" office:value="0.46799987" calcext:value-type="float">
            <text:p>0.46799987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1180001" calcext:value-type="float">
            <text:p>0.1180001</text:p>
          </table:table-cell>
          <table:table-cell office:value-type="float" office:value="0.2468001" calcext:value-type="float">
            <text:p>0.246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2544003" calcext:value-type="float">
            <text:p>0.2544003</text:p>
          </table:table-cell>
          <table:table-cell office:value-type="float" office:value="0.0036" calcext:value-type="float">
            <text:p>0.0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4" calcext:value-type="float">
            <text:p>0.0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4:.AG124])" office:value-type="float" office:value="0.6751005" calcext:value-type="float">
            <text:p>0.6751005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1236001" calcext:value-type="float">
            <text:p>0.1236001</text:p>
          </table:table-cell>
          <table:table-cell office:value-type="float" office:value="0.251" calcext:value-type="float">
            <text:p>0.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9" calcext:value-type="float">
            <text:p>0.0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1897" calcext:value-type="float">
            <text:p>0.1897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1" calcext:value-type="float">
            <text:p>0.0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5:.AG125])" office:value-type="float" office:value="0.6174001" calcext:value-type="float">
            <text:p>0.6174001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1238001" calcext:value-type="float">
            <text:p>0.1238001</text:p>
          </table:table-cell>
          <table:table-cell office:value-type="float" office:value="0.3877999" calcext:value-type="float">
            <text:p>0.387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900001" calcext:value-type="float">
            <text:p>0.005900001</text:p>
          </table:table-cell>
          <table:table-cell office:value-type="float" office:value="0.09570008" calcext:value-type="float">
            <text:p>0.09570008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29998" calcext:value-type="float">
            <text:p>0.0132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6:.AG126])" office:value-type="float" office:value="0.646100061" calcext:value-type="float">
            <text:p>0.646100061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1117001" calcext:value-type="float">
            <text:p>0.1117001</text:p>
          </table:table-cell>
          <table:table-cell office:value-type="float" office:value="0.2309001" calcext:value-type="float">
            <text:p>0.230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1414002" calcext:value-type="float">
            <text:p>0.1414002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60001" calcext:value-type="float">
            <text:p>0.018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7:.AG127])" office:value-type="float" office:value="0.5223004101" calcext:value-type="float">
            <text:p>0.5223004101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1011001" calcext:value-type="float">
            <text:p>0.1011001</text:p>
          </table:table-cell>
          <table:table-cell office:value-type="float" office:value="0.2146" calcext:value-type="float">
            <text:p>0.2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1165" calcext:value-type="float">
            <text:p>0.1165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69999" calcext:value-type="float">
            <text:p>0.018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8:.AG128])" office:value-type="float" office:value="0.46910009" calcext:value-type="float">
            <text:p>0.46910009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1124001" calcext:value-type="float">
            <text:p>0.1124001</text:p>
          </table:table-cell>
          <table:table-cell office:value-type="float" office:value="0.2053" calcext:value-type="float">
            <text:p>0.2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11" calcext:value-type="float">
            <text:p>0.11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30001" calcext:value-type="float">
            <text:p>0.022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9:.AG129])" office:value-type="float" office:value="0.4702001101" calcext:value-type="float">
            <text:p>0.4702001101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142001" calcext:value-type="float">
            <text:p>0.1142001</text:p>
          </table:table-cell>
          <table:table-cell office:value-type="float" office:value="0.2197" calcext:value-type="float">
            <text:p>0.2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917" calcext:value-type="float">
            <text:p>0.0917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19999" calcext:value-type="float">
            <text:p>0.017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0:.AG130])" office:value-type="float" office:value="0.46190009" calcext:value-type="float">
            <text:p>0.46190009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1218001" calcext:value-type="float">
            <text:p>0.1218001</text:p>
          </table:table-cell>
          <table:table-cell office:value-type="float" office:value="0.3397999" calcext:value-type="float">
            <text:p>0.339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6960034" calcext:value-type="float">
            <text:p>0.06960034</text:p>
          </table:table-cell>
          <table:table-cell office:value-type="float" office:value="0.0037" calcext:value-type="float">
            <text:p>0.0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5" calcext:value-type="float">
            <text:p>0.0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1:.AG131])" office:value-type="float" office:value="0.56690034" calcext:value-type="float">
            <text:p>0.56690034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009001" calcext:value-type="float">
            <text:p>0.1009001</text:p>
          </table:table-cell>
          <table:table-cell office:value-type="float" office:value="0.2122001" calcext:value-type="float">
            <text:p>0.212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2152001" calcext:value-type="float">
            <text:p>0.2152001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09998" calcext:value-type="float">
            <text:p>0.020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2:.AG132])" office:value-type="float" office:value="0.5673002801" calcext:value-type="float">
            <text:p>0.567300280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1224001" calcext:value-type="float">
            <text:p>0.1224001</text:p>
          </table:table-cell>
          <table:table-cell office:value-type="float" office:value="0.2489001" calcext:value-type="float">
            <text:p>0.248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3" calcext:value-type="float">
            <text:p>0.0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7349995" calcext:value-type="float">
            <text:p>0.07349995</text:p>
          </table:table-cell>
          <table:table-cell office:value-type="float" office:value="0.0034" calcext:value-type="float">
            <text:p>0.0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60001" calcext:value-type="float">
            <text:p>0.020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3:.AG133])" office:value-type="float" office:value="0.48720016" calcext:value-type="float">
            <text:p>0.48720016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1153001" calcext:value-type="float">
            <text:p>0.1153001</text:p>
          </table:table-cell>
          <table:table-cell office:value-type="float" office:value="0.2149001" calcext:value-type="float">
            <text:p>0.214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2503001" calcext:value-type="float">
            <text:p>0.2503001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00004" calcext:value-type="float">
            <text:p>0.0190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4:.AG134])" office:value-type="float" office:value="0.61790034" calcext:value-type="float">
            <text:p>0.61790034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1108001" calcext:value-type="float">
            <text:p>0.1108001</text:p>
          </table:table-cell>
          <table:table-cell office:value-type="float" office:value="0.2162" calcext:value-type="float">
            <text:p>0.2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5819992" calcext:value-type="float">
            <text:p>0.05819992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69999" calcext:value-type="float">
            <text:p>0.023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5:.AG135])" office:value-type="float" office:value="0.4263000101" calcext:value-type="float">
            <text:p>0.4263000101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1560001" calcext:value-type="float">
            <text:p>0.1560001</text:p>
          </table:table-cell>
          <table:table-cell office:value-type="float" office:value="0.3379999" calcext:value-type="float">
            <text:p>0.33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000001" calcext:value-type="float">
            <text:p>0.006000001</text:p>
          </table:table-cell>
          <table:table-cell office:value-type="float" office:value="0.0710001" calcext:value-type="float">
            <text:p>0.0710001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89998" calcext:value-type="float">
            <text:p>0.0208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6:.AG136])" office:value-type="float" office:value="0.608300081" calcext:value-type="float">
            <text:p>0.608300081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1403001" calcext:value-type="float">
            <text:p>0.1403001</text:p>
          </table:table-cell>
          <table:table-cell office:value-type="float" office:value="0.2397001" calcext:value-type="float">
            <text:p>0.239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5742003" calcext:value-type="float">
            <text:p>0.5742003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50006" calcext:value-type="float">
            <text:p>0.0365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7:.AG137])" office:value-type="float" office:value="1.01190056" calcext:value-type="float">
            <text:p>1.01190056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1365001" calcext:value-type="float">
            <text:p>0.1365001</text:p>
          </table:table-cell>
          <table:table-cell office:value-type="float" office:value="0.3180999" calcext:value-type="float">
            <text:p>0.318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3" calcext:value-type="float">
            <text:p>0.0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8490008" calcext:value-type="float">
            <text:p>0.08490008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80004" calcext:value-type="float">
            <text:p>0.0188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8:.AG138])" office:value-type="float" office:value="0.58520012" calcext:value-type="float">
            <text:p>0.58520012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1358001" calcext:value-type="float">
            <text:p>0.1358001</text:p>
          </table:table-cell>
          <table:table-cell office:value-type="float" office:value="0.2973998" calcext:value-type="float">
            <text:p>0.2973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1" calcext:value-type="float">
            <text:p>0.0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1003002" calcext:value-type="float">
            <text:p>0.1003002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40001" calcext:value-type="float">
            <text:p>0.010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9:.AG139])" office:value-type="float" office:value="0.56640011" calcext:value-type="float">
            <text:p>0.56640011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1052001" calcext:value-type="float">
            <text:p>0.1052001</text:p>
          </table:table-cell>
          <table:table-cell office:value-type="float" office:value="0.2108001" calcext:value-type="float">
            <text:p>0.210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1891001" calcext:value-type="float">
            <text:p>0.1891001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5889996" calcext:value-type="float">
            <text:p>0.05889996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90004" calcext:value-type="float">
            <text:p>0.0229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0:.AG140])" office:value-type="float" office:value="0.6082003" calcext:value-type="float">
            <text:p>0.6082003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1353001" calcext:value-type="float">
            <text:p>0.1353001</text:p>
          </table:table-cell>
          <table:table-cell office:value-type="float" office:value="0.2868999" calcext:value-type="float">
            <text:p>0.286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1216004" calcext:value-type="float">
            <text:p>0.1216004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29998" calcext:value-type="float">
            <text:p>0.0112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1:.AG141])" office:value-type="float" office:value="0.57510038" calcext:value-type="float">
            <text:p>0.57510038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110001" calcext:value-type="float">
            <text:p>0.1110001</text:p>
          </table:table-cell>
          <table:table-cell office:value-type="float" office:value="0.2297001" calcext:value-type="float">
            <text:p>0.229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84" calcext:value-type="float">
            <text:p>0.084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79998" calcext:value-type="float">
            <text:p>0.0197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2:.AG142])" office:value-type="float" office:value="0.4608001801" calcext:value-type="float">
            <text:p>0.4608001801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1225001" calcext:value-type="float">
            <text:p>0.1225001</text:p>
          </table:table-cell>
          <table:table-cell office:value-type="float" office:value="0.3447999" calcext:value-type="float">
            <text:p>0.344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00001" calcext:value-type="float">
            <text:p>0.0027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5940009" calcext:value-type="float">
            <text:p>0.05940009</text:p>
          </table:table-cell>
          <table:table-cell office:value-type="float" office:value="0.0039" calcext:value-type="float">
            <text:p>0.0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40003" calcext:value-type="float">
            <text:p>0.0414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3:.AG143])" office:value-type="float" office:value="0.592900121" calcext:value-type="float">
            <text:p>0.59290012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1149001" calcext:value-type="float">
            <text:p>0.1149001</text:p>
          </table:table-cell>
          <table:table-cell office:value-type="float" office:value="0.2287" calcext:value-type="float">
            <text:p>0.2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600001" calcext:value-type="float">
            <text:p>0.0046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600001" calcext:value-type="float">
            <text:p>0.004600001</text:p>
          </table:table-cell>
          <table:table-cell office:value-type="float" office:value="0.1444001" calcext:value-type="float">
            <text:p>0.1444001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20001" calcext:value-type="float">
            <text:p>0.016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4:.AG144])" office:value-type="float" office:value="0.522400212" calcext:value-type="float">
            <text:p>0.522400212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1454001" calcext:value-type="float">
            <text:p>0.1454001</text:p>
          </table:table-cell>
          <table:table-cell office:value-type="float" office:value="0.5105997" calcext:value-type="float">
            <text:p>0.5105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9700023" calcext:value-type="float">
            <text:p>0.09700023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5" calcext:value-type="float">
            <text:p>0.0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5:.AG145])" office:value-type="float" office:value="0.79530003" calcext:value-type="float">
            <text:p>0.79530003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1990002" calcext:value-type="float">
            <text:p>0.1990002</text:p>
          </table:table-cell>
          <table:table-cell office:value-type="float" office:value="0.3140999" calcext:value-type="float">
            <text:p>0.314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00001" calcext:value-type="float">
            <text:p>0.0028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9270027" calcext:value-type="float">
            <text:p>0.09270027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6" calcext:value-type="float">
            <text:p>0.0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6:.AG146])" office:value-type="float" office:value="0.656800371" calcext:value-type="float">
            <text:p>0.656800371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1905002" calcext:value-type="float">
            <text:p>0.1905002</text:p>
          </table:table-cell>
          <table:table-cell office:value-type="float" office:value="0.3818999" calcext:value-type="float">
            <text:p>0.381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8010011" calcext:value-type="float">
            <text:p>0.08010011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79999" calcext:value-type="float">
            <text:p>0.034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7:.AG147])" office:value-type="float" office:value="0.7132002" calcext:value-type="float">
            <text:p>0.7132002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1845001" calcext:value-type="float">
            <text:p>0.1845001</text:p>
          </table:table-cell>
          <table:table-cell office:value-type="float" office:value="0.3663999" calcext:value-type="float">
            <text:p>0.366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600001" calcext:value-type="float">
            <text:p>0.0046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4625005" calcext:value-type="float">
            <text:p>0.4625005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9" calcext:value-type="float">
            <text:p>0.0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8:.AG148])" office:value-type="float" office:value="1.073800501" calcext:value-type="float">
            <text:p>1.073800501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1855002" calcext:value-type="float">
            <text:p>0.1855002</text:p>
          </table:table-cell>
          <table:table-cell office:value-type="float" office:value="0.4055997" calcext:value-type="float">
            <text:p>0.4055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9270014" calcext:value-type="float">
            <text:p>0.09270014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99999" calcext:value-type="float">
            <text:p>0.011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9:.AG149])" office:value-type="float" office:value="0.72170003" calcext:value-type="float">
            <text:p>0.72170003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1578002" calcext:value-type="float">
            <text:p>0.1578002</text:p>
          </table:table-cell>
          <table:table-cell office:value-type="float" office:value="0.3478" calcext:value-type="float">
            <text:p>0.3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600001" calcext:value-type="float">
            <text:p>0.0046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1073003" calcext:value-type="float">
            <text:p>0.1073003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29999" calcext:value-type="float">
            <text:p>0.026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0:.AG150])" office:value-type="float" office:value="0.663300491" calcext:value-type="float">
            <text:p>0.663300491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1680001" calcext:value-type="float">
            <text:p>0.1680001</text:p>
          </table:table-cell>
          <table:table-cell office:value-type="float" office:value="0.4606999" calcext:value-type="float">
            <text:p>0.460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799999" calcext:value-type="float">
            <text:p>0.005799999</text:p>
          </table:table-cell>
          <table:table-cell office:value-type="float" office:value="0.07850024" calcext:value-type="float">
            <text:p>0.07850024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399977" calcext:value-type="float">
            <text:p>0.009399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1:.AG151])" office:value-type="float" office:value="0.7375002161" calcext:value-type="float">
            <text:p>0.737500216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41001" calcext:value-type="float">
            <text:p>0.1341001</text:p>
          </table:table-cell>
          <table:table-cell office:value-type="float" office:value="0.3549999" calcext:value-type="float">
            <text:p>0.35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2527001" calcext:value-type="float">
            <text:p>0.2527001</text:p>
          </table:table-cell>
          <table:table-cell office:value-type="float" office:value="0.0032" calcext:value-type="float">
            <text:p>0.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87" calcext:value-type="float">
            <text:p>0.1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2:.AG152])" office:value-type="float" office:value="0.9437001" calcext:value-type="float">
            <text:p>0.9437001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1311001" calcext:value-type="float">
            <text:p>0.1311001</text:p>
          </table:table-cell>
          <table:table-cell office:value-type="float" office:value="0.3572999" calcext:value-type="float">
            <text:p>0.357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7720028" calcext:value-type="float">
            <text:p>0.07720028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40002" calcext:value-type="float">
            <text:p>0.0304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3:.AG153])" office:value-type="float" office:value="0.6305003" calcext:value-type="float">
            <text:p>0.6305003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1537001" calcext:value-type="float">
            <text:p>0.1537001</text:p>
          </table:table-cell>
          <table:table-cell office:value-type="float" office:value="0.3987998" calcext:value-type="float">
            <text:p>0.3987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7120005" calcext:value-type="float">
            <text:p>0.07120005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60005" calcext:value-type="float">
            <text:p>0.0216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4:.AG154])" office:value-type="float" office:value="0.6644" calcext:value-type="float">
            <text:p>0.6644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1871002" calcext:value-type="float">
            <text:p>0.1871002</text:p>
          </table:table-cell>
          <table:table-cell office:value-type="float" office:value="0.4608" calcext:value-type="float">
            <text:p>0.4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07" calcext:value-type="float">
            <text:p>0.0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9120014" calcext:value-type="float">
            <text:p>0.09120014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50001" calcext:value-type="float">
            <text:p>0.012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5:.AG155])" office:value-type="float" office:value="0.77780035" calcext:value-type="float">
            <text:p>0.77780035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1507001" calcext:value-type="float">
            <text:p>0.1507001</text:p>
          </table:table-cell>
          <table:table-cell office:value-type="float" office:value="0.3709998" calcext:value-type="float">
            <text:p>0.37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1844002" calcext:value-type="float">
            <text:p>0.1844002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30002" calcext:value-type="float">
            <text:p>0.0183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6:.AG156])" office:value-type="float" office:value="0.74920012" calcext:value-type="float">
            <text:p>0.74920012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1204001" calcext:value-type="float">
            <text:p>0.1204001</text:p>
          </table:table-cell>
          <table:table-cell office:value-type="float" office:value="0.3177998" calcext:value-type="float">
            <text:p>0.3177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58" calcext:value-type="float">
            <text:p>0.00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6036001" calcext:value-type="float">
            <text:p>0.6036001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90007" calcext:value-type="float">
            <text:p>0.0259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7:.AG157])" office:value-type="float" office:value="1.09590007" calcext:value-type="float">
            <text:p>1.09590007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1714002" calcext:value-type="float">
            <text:p>0.1714002</text:p>
          </table:table-cell>
          <table:table-cell office:value-type="float" office:value="0.3800999" calcext:value-type="float">
            <text:p>0.380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8" calcext:value-type="float">
            <text:p>0.00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1303" calcext:value-type="float">
            <text:p>0.1303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20004" calcext:value-type="float">
            <text:p>0.0272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8:.AG158])" office:value-type="float" office:value="0.73740014" calcext:value-type="float">
            <text:p>0.73740014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1471001" calcext:value-type="float">
            <text:p>0.1471001</text:p>
          </table:table-cell>
          <table:table-cell office:value-type="float" office:value="0.3757999" calcext:value-type="float">
            <text:p>0.375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8519985" calcext:value-type="float">
            <text:p>0.08519985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5" calcext:value-type="float">
            <text:p>0.0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9:.AG159])" office:value-type="float" office:value="0.67089985" calcext:value-type="float">
            <text:p>0.67089985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1469001" calcext:value-type="float">
            <text:p>0.1469001</text:p>
          </table:table-cell>
          <table:table-cell office:value-type="float" office:value="0.3142999" calcext:value-type="float">
            <text:p>0.314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000001" calcext:value-type="float">
            <text:p>0.003000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1132009" calcext:value-type="float">
            <text:p>0.1132009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80001" calcext:value-type="float">
            <text:p>0.026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0:.AG160])" office:value-type="float" office:value="0.624400911" calcext:value-type="float">
            <text:p>0.624400911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1359001" calcext:value-type="float">
            <text:p>0.1359001</text:p>
          </table:table-cell>
          <table:table-cell office:value-type="float" office:value="0.3684999" calcext:value-type="float">
            <text:p>0.368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6810015" calcext:value-type="float">
            <text:p>0.06810015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69995" calcext:value-type="float">
            <text:p>0.0216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1:.AG161])" office:value-type="float" office:value="0.6181001" calcext:value-type="float">
            <text:p>0.6181001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252001" calcext:value-type="float">
            <text:p>0.1252001</text:p>
          </table:table-cell>
          <table:table-cell office:value-type="float" office:value="0.3021999" calcext:value-type="float">
            <text:p>0.302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4053002" calcext:value-type="float">
            <text:p>0.4053002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80001" calcext:value-type="float">
            <text:p>0.012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2:.AG162])" office:value-type="float" office:value="0.8683002101" calcext:value-type="float">
            <text:p>0.8683002101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1487001" calcext:value-type="float">
            <text:p>0.1487001</text:p>
          </table:table-cell>
          <table:table-cell office:value-type="float" office:value="0.3472999" calcext:value-type="float">
            <text:p>0.347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47" calcext:value-type="float">
            <text:p>0.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8450045" calcext:value-type="float">
            <text:p>0.08450045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29999" calcext:value-type="float">
            <text:p>0.022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3:.AG163])" office:value-type="float" office:value="0.62600044" calcext:value-type="float">
            <text:p>0.62600044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1520001" calcext:value-type="float">
            <text:p>0.1520001</text:p>
          </table:table-cell>
          <table:table-cell office:value-type="float" office:value="0.3650998" calcext:value-type="float">
            <text:p>0.3650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8170024" calcext:value-type="float">
            <text:p>0.08170024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19997" calcext:value-type="float">
            <text:p>0.0561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4:.AG164])" office:value-type="float" office:value="0.67960011" calcext:value-type="float">
            <text:p>0.67960011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1710002" calcext:value-type="float">
            <text:p>0.1710002</text:p>
          </table:table-cell>
          <table:table-cell office:value-type="float" office:value="0.3710999" calcext:value-type="float">
            <text:p>0.371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1123003" calcext:value-type="float">
            <text:p>0.1123003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89996" calcext:value-type="float">
            <text:p>0.0168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5:.AG165])" office:value-type="float" office:value="0.69430036" calcext:value-type="float">
            <text:p>0.69430036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1660001" calcext:value-type="float">
            <text:p>0.1660001</text:p>
          </table:table-cell>
          <table:table-cell office:value-type="float" office:value="0.4291999" calcext:value-type="float">
            <text:p>0.429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6800001" calcext:value-type="float">
            <text:p>0.006800001</text:p>
          </table:table-cell>
          <table:table-cell office:value-type="float" office:value="0.1297003" calcext:value-type="float">
            <text:p>0.1297003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1" calcext:value-type="float">
            <text:p>0.0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6:.AG166])" office:value-type="float" office:value="0.789200301" calcext:value-type="float">
            <text:p>0.789200301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1614002" calcext:value-type="float">
            <text:p>0.1614002</text:p>
          </table:table-cell>
          <table:table-cell office:value-type="float" office:value="0.5343" calcext:value-type="float">
            <text:p>0.5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27" calcext:value-type="float">
            <text:p>0.01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1040004" calcext:value-type="float">
            <text:p>0.1040004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49998" calcext:value-type="float">
            <text:p>0.0144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7:.AG167])" office:value-type="float" office:value="0.85180058" calcext:value-type="float">
            <text:p>0.85180058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2126002" calcext:value-type="float">
            <text:p>0.2126002</text:p>
          </table:table-cell>
          <table:table-cell office:value-type="float" office:value="0.3631999" calcext:value-type="float">
            <text:p>0.363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1946" calcext:value-type="float">
            <text:p>0.194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3" calcext:value-type="float">
            <text:p>0.00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9500001" calcext:value-type="float">
            <text:p>0.009500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1325002" calcext:value-type="float">
            <text:p>0.1325002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89999" calcext:value-type="float">
            <text:p>0.018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3" calcext:value-type="float">
            <text:p>0.005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8:.AG168])" office:value-type="float" office:value="0.988200291" calcext:value-type="float">
            <text:p>0.988200291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1592002" calcext:value-type="float">
            <text:p>0.1592002</text:p>
          </table:table-cell>
          <table:table-cell office:value-type="float" office:value="0.4709998" calcext:value-type="float">
            <text:p>0.47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7780021" calcext:value-type="float">
            <text:p>0.07780021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6" calcext:value-type="float">
            <text:p>0.0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9:.AG169])" office:value-type="float" office:value="0.77100021" calcext:value-type="float">
            <text:p>0.77100021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1573002" calcext:value-type="float">
            <text:p>0.1573002</text:p>
          </table:table-cell>
          <table:table-cell office:value-type="float" office:value="0.3701" calcext:value-type="float">
            <text:p>0.3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8650017" calcext:value-type="float">
            <text:p>0.08650017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60001" calcext:value-type="float">
            <text:p>0.028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0:.AG170])" office:value-type="float" office:value="0.66150038" calcext:value-type="float">
            <text:p>0.66150038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1714001" calcext:value-type="float">
            <text:p>0.1714001</text:p>
          </table:table-cell>
          <table:table-cell office:value-type="float" office:value="0.4313999" calcext:value-type="float">
            <text:p>0.431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400001" calcext:value-type="float">
            <text:p>0.0064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7459997" calcext:value-type="float">
            <text:p>0.07459997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70003" calcext:value-type="float">
            <text:p>0.0267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1:.AG171])" office:value-type="float" office:value="0.727000001" calcext:value-type="float">
            <text:p>0.727000001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487" calcext:value-type="float">
            <text:p>0.1487</text:p>
          </table:table-cell>
          <table:table-cell office:value-type="float" office:value="0.2905999" calcext:value-type="float">
            <text:p>0.290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6500001" calcext:value-type="float">
            <text:p>0.006500001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30002" calcext:value-type="float">
            <text:p>0.0763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2:.AG172])" office:value-type="float" office:value="0.600399921" calcext:value-type="float">
            <text:p>0.600399921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1257001" calcext:value-type="float">
            <text:p>0.1257001</text:p>
          </table:table-cell>
          <table:table-cell office:value-type="float" office:value="0.3613998" calcext:value-type="float">
            <text:p>0.3613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1138001" calcext:value-type="float">
            <text:p>0.1138001</text:p>
          </table:table-cell>
          <table:table-cell office:value-type="float" office:value="0.0034" calcext:value-type="float">
            <text:p>0.0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20004" calcext:value-type="float">
            <text:p>0.0532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3:.AG173])" office:value-type="float" office:value="0.67840004" calcext:value-type="float">
            <text:p>0.67840004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1060001" calcext:value-type="float">
            <text:p>0.1060001</text:p>
          </table:table-cell>
          <table:table-cell office:value-type="float" office:value="0.2137" calcext:value-type="float">
            <text:p>0.2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1189" calcext:value-type="float">
            <text:p>0.1189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80002" calcext:value-type="float">
            <text:p>0.030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4:.AG174])" office:value-type="float" office:value="0.48760012" calcext:value-type="float">
            <text:p>0.48760012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1209001" calcext:value-type="float">
            <text:p>0.1209001</text:p>
          </table:table-cell>
          <table:table-cell office:value-type="float" office:value="0.3034999" calcext:value-type="float">
            <text:p>0.303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3" calcext:value-type="float">
            <text:p>0.0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6460012" calcext:value-type="float">
            <text:p>0.06460012</text:p>
          </table:table-cell>
          <table:table-cell office:value-type="float" office:value="0.0041" calcext:value-type="float">
            <text:p>0.0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30001" calcext:value-type="float">
            <text:p>0.012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5:.AG175])" office:value-type="float" office:value="0.52690013" calcext:value-type="float">
            <text:p>0.5269001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1241001" calcext:value-type="float">
            <text:p>0.1241001</text:p>
          </table:table-cell>
          <table:table-cell office:value-type="float" office:value="0.2425" calcext:value-type="float">
            <text:p>0.2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6000001" calcext:value-type="float">
            <text:p>0.006000001</text:p>
          </table:table-cell>
          <table:table-cell office:value-type="float" office:value="0.6092003" calcext:value-type="float">
            <text:p>0.6092003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00001" calcext:value-type="float">
            <text:p>0.02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6:.AG176])" office:value-type="float" office:value="1.018400411" calcext:value-type="float">
            <text:p>1.018400411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1363002" calcext:value-type="float">
            <text:p>0.1363002</text:p>
          </table:table-cell>
          <table:table-cell office:value-type="float" office:value="0.2840999" calcext:value-type="float">
            <text:p>0.284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1" calcext:value-type="float">
            <text:p>0.00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770002" calcext:value-type="float">
            <text:p>0.0770002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89998" calcext:value-type="float">
            <text:p>0.0258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7:.AG177])" office:value-type="float" office:value="0.54730028" calcext:value-type="float">
            <text:p>0.54730028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1404001" calcext:value-type="float">
            <text:p>0.1404001</text:p>
          </table:table-cell>
          <table:table-cell office:value-type="float" office:value="0.2694999" calcext:value-type="float">
            <text:p>0.269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1709" calcext:value-type="float">
            <text:p>0.1709</text:p>
          </table:table-cell>
          <table:table-cell office:value-type="float" office:value="0.0056" calcext:value-type="float">
            <text:p>0.0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9" calcext:value-type="float">
            <text:p>0.0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8:.AG178])" office:value-type="float" office:value="0.6241" calcext:value-type="float">
            <text:p>0.6241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1282001" calcext:value-type="float">
            <text:p>0.1282001</text:p>
          </table:table-cell>
          <table:table-cell office:value-type="float" office:value="0.3227999" calcext:value-type="float">
            <text:p>0.322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2" calcext:value-type="float">
            <text:p>0.00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7630025" calcext:value-type="float">
            <text:p>0.07630025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69998" calcext:value-type="float">
            <text:p>0.0116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9:.AG179])" office:value-type="float" office:value="0.56380023" calcext:value-type="float">
            <text:p>0.56380023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1325001" calcext:value-type="float">
            <text:p>0.1325001</text:p>
          </table:table-cell>
          <table:table-cell office:value-type="float" office:value="0.2964998" calcext:value-type="float">
            <text:p>0.2964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8" calcext:value-type="float">
            <text:p>0.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6330011" calcext:value-type="float">
            <text:p>0.06330011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60003" calcext:value-type="float">
            <text:p>0.0116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0:.AG180])" office:value-type="float" office:value="0.5254000401" calcext:value-type="float">
            <text:p>0.5254000401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1119001" calcext:value-type="float">
            <text:p>0.1119001</text:p>
          </table:table-cell>
          <table:table-cell office:value-type="float" office:value="0.211" calcext:value-type="float">
            <text:p>0.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1785002" calcext:value-type="float">
            <text:p>0.1785002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00001" calcext:value-type="float">
            <text:p>0.019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1:.AG181])" office:value-type="float" office:value="0.53650031" calcext:value-type="float">
            <text:p>0.53650031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124001" calcext:value-type="float">
            <text:p>0.1124001</text:p>
          </table:table-cell>
          <table:table-cell office:value-type="float" office:value="0.2135001" calcext:value-type="float">
            <text:p>0.213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1" calcext:value-type="float">
            <text:p>0.0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00001" calcext:value-type="float">
            <text:p>0.002700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5149982" calcext:value-type="float">
            <text:p>0.05149982</text:p>
          </table:table-cell>
          <table:table-cell office:value-type="float" office:value="0.0032" calcext:value-type="float">
            <text:p>0.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69999" calcext:value-type="float">
            <text:p>0.020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2:.AG182])" office:value-type="float" office:value="0.419100011" calcext:value-type="float">
            <text:p>0.419100011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1050001" calcext:value-type="float">
            <text:p>0.1050001</text:p>
          </table:table-cell>
          <table:table-cell office:value-type="float" office:value="0.2196" calcext:value-type="float">
            <text:p>0.2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2049004" calcext:value-type="float">
            <text:p>0.2049004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5" calcext:value-type="float">
            <text:p>0.0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3:.AG183])" office:value-type="float" office:value="0.5820005" calcext:value-type="float">
            <text:p>0.5820005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1296001" calcext:value-type="float">
            <text:p>0.1296001</text:p>
          </table:table-cell>
          <table:table-cell office:value-type="float" office:value="0.2413" calcext:value-type="float">
            <text:p>0.2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6069979" calcext:value-type="float">
            <text:p>0.06069979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79998" calcext:value-type="float">
            <text:p>0.0297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4:.AG184])" office:value-type="float" office:value="0.48479987" calcext:value-type="float">
            <text:p>0.48479987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2391001" calcext:value-type="float">
            <text:p>0.239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600001" calcext:value-type="float">
            <text:p>0.005600001</text:p>
          </table:table-cell>
          <table:table-cell office:value-type="float" office:value="0.1072" calcext:value-type="float">
            <text:p>0.1072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50001" calcext:value-type="float">
            <text:p>0.025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5:.AG185])" office:value-type="float" office:value="0.518500111" calcext:value-type="float">
            <text:p>0.518500111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1152001" calcext:value-type="float">
            <text:p>0.1152001</text:p>
          </table:table-cell>
          <table:table-cell office:value-type="float" office:value="0.2480001" calcext:value-type="float">
            <text:p>0.24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6709995" calcext:value-type="float">
            <text:p>0.06709995</text:p>
          </table:table-cell>
          <table:table-cell office:value-type="float" office:value="0.0042" calcext:value-type="float">
            <text:p>0.0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50001" calcext:value-type="float">
            <text:p>0.028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6:.AG186])" office:value-type="float" office:value="0.47800016" calcext:value-type="float">
            <text:p>0.47800016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1173001" calcext:value-type="float">
            <text:p>0.1173001</text:p>
          </table:table-cell>
          <table:table-cell office:value-type="float" office:value="0.2475" calcext:value-type="float">
            <text:p>0.2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1639003" calcext:value-type="float">
            <text:p>0.1639003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79995" calcext:value-type="float">
            <text:p>0.0277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7:.AG187])" office:value-type="float" office:value="0.57710035" calcext:value-type="float">
            <text:p>0.5771003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1418001" calcext:value-type="float">
            <text:p>0.1418001</text:p>
          </table:table-cell>
          <table:table-cell office:value-type="float" office:value="0.3038" calcext:value-type="float">
            <text:p>0.3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7440016" calcext:value-type="float">
            <text:p>0.07440016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89995" calcext:value-type="float">
            <text:p>0.0178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8:.AG188])" office:value-type="float" office:value="0.56460021" calcext:value-type="float">
            <text:p>0.56460021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1595001" calcext:value-type="float">
            <text:p>0.1595001</text:p>
          </table:table-cell>
          <table:table-cell office:value-type="float" office:value="0.2455001" calcext:value-type="float">
            <text:p>0.2455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3046001" calcext:value-type="float">
            <text:p>0.3046001</text:p>
          </table:table-cell>
          <table:table-cell office:value-type="float" office:value="0.0038" calcext:value-type="float">
            <text:p>0.0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30002" calcext:value-type="float">
            <text:p>0.0203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9:.AG189])" office:value-type="float" office:value="0.75400032" calcext:value-type="float">
            <text:p>0.75400032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1149001" calcext:value-type="float">
            <text:p>0.1149001</text:p>
          </table:table-cell>
          <table:table-cell office:value-type="float" office:value="0.2202" calcext:value-type="float">
            <text:p>0.2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5600001" calcext:value-type="float">
            <text:p>0.05600001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3" calcext:value-type="float">
            <text:p>0.0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0:.AG190])" office:value-type="float" office:value="0.43050011" calcext:value-type="float">
            <text:p>0.43050011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1260001" calcext:value-type="float">
            <text:p>0.1260001</text:p>
          </table:table-cell>
          <table:table-cell office:value-type="float" office:value="0.2997998" calcext:value-type="float">
            <text:p>0.2997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400001" calcext:value-type="float">
            <text:p>0.002400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9730023" calcext:value-type="float">
            <text:p>0.09730023</text:p>
          </table:table-cell>
          <table:table-cell office:value-type="float" office:value="0.0035" calcext:value-type="float">
            <text:p>0.0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29999" calcext:value-type="float">
            <text:p>0.016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1:.AG191])" office:value-type="float" office:value="0.559100121" calcext:value-type="float">
            <text:p>0.559100121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074001" calcext:value-type="float">
            <text:p>0.1074001</text:p>
          </table:table-cell>
          <table:table-cell office:value-type="float" office:value="0.2292001" calcext:value-type="float">
            <text:p>0.229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1118999" calcext:value-type="float">
            <text:p>0.1118999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70003" calcext:value-type="float">
            <text:p>0.0217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2:.AG192])" office:value-type="float" office:value="0.48770013" calcext:value-type="float">
            <text:p>0.48770013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1195001" calcext:value-type="float">
            <text:p>0.1195001</text:p>
          </table:table-cell>
          <table:table-cell office:value-type="float" office:value="0.2404001" calcext:value-type="float">
            <text:p>0.240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8089989" calcext:value-type="float">
            <text:p>0.08089989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30001" calcext:value-type="float">
            <text:p>0.011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3:.AG193])" office:value-type="float" office:value="0.4710001" calcext:value-type="float">
            <text:p>0.471000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1107001" calcext:value-type="float">
            <text:p>0.1107001</text:p>
          </table:table-cell>
          <table:table-cell office:value-type="float" office:value="0.2314001" calcext:value-type="float">
            <text:p>0.231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1491003" calcext:value-type="float">
            <text:p>0.1491003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59998" calcext:value-type="float">
            <text:p>0.019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4:.AG194])" office:value-type="float" office:value="0.52980048" calcext:value-type="float">
            <text:p>0.52980048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1127001" calcext:value-type="float">
            <text:p>0.1127001</text:p>
          </table:table-cell>
          <table:table-cell office:value-type="float" office:value="0.2214001" calcext:value-type="float">
            <text:p>0.221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5639989" calcext:value-type="float">
            <text:p>0.05639989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89999" calcext:value-type="float">
            <text:p>0.030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5:.AG195])" office:value-type="float" office:value="0.43780008" calcext:value-type="float">
            <text:p>0.43780008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1146001" calcext:value-type="float">
            <text:p>0.1146001</text:p>
          </table:table-cell>
          <table:table-cell office:value-type="float" office:value="0.2189" calcext:value-type="float">
            <text:p>0.2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1912" calcext:value-type="float">
            <text:p>0.1912</text:p>
          </table:table-cell>
          <table:table-cell office:value-type="float" office:value="0.0055" calcext:value-type="float">
            <text:p>0.0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90001" calcext:value-type="float">
            <text:p>0.018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6:.AG196])" office:value-type="float" office:value="0.5650001101" calcext:value-type="float">
            <text:p>0.5650001101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1146001" calcext:value-type="float">
            <text:p>0.1146001</text:p>
          </table:table-cell>
          <table:table-cell office:value-type="float" office:value="0.2127001" calcext:value-type="float">
            <text:p>0.212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5309995" calcext:value-type="float">
            <text:p>0.05309995</text:p>
          </table:table-cell>
          <table:table-cell office:value-type="float" office:value="0.0034" calcext:value-type="float">
            <text:p>0.0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99999" calcext:value-type="float">
            <text:p>0.018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7:.AG197])" office:value-type="float" office:value="0.41850014" calcext:value-type="float">
            <text:p>0.41850014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1168001" calcext:value-type="float">
            <text:p>0.1168001</text:p>
          </table:table-cell>
          <table:table-cell office:value-type="float" office:value="0.2253" calcext:value-type="float">
            <text:p>0.2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1935002" calcext:value-type="float">
            <text:p>0.1935002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39998" calcext:value-type="float">
            <text:p>0.027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8:.AG198])" office:value-type="float" office:value="0.58100028" calcext:value-type="float">
            <text:p>0.58100028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112001" calcext:value-type="float">
            <text:p>0.1112001</text:p>
          </table:table-cell>
          <table:table-cell office:value-type="float" office:value="0.2183001" calcext:value-type="float">
            <text:p>0.218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600001" calcext:value-type="float">
            <text:p>0.004600001</text:p>
          </table:table-cell>
          <table:table-cell office:value-type="float" office:value="0.05259994" calcext:value-type="float">
            <text:p>0.05259994</text:p>
          </table:table-cell>
          <table:table-cell office:value-type="float" office:value="0.0031" calcext:value-type="float">
            <text:p>0.0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90001" calcext:value-type="float">
            <text:p>0.019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9:.AG199])" office:value-type="float" office:value="0.421200151" calcext:value-type="float">
            <text:p>0.421200151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1119001" calcext:value-type="float">
            <text:p>0.1119001</text:p>
          </table:table-cell>
          <table:table-cell office:value-type="float" office:value="0.2174001" calcext:value-type="float">
            <text:p>0.217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2566002" calcext:value-type="float">
            <text:p>0.2566002</text:p>
          </table:table-cell>
          <table:table-cell office:value-type="float" office:value="0.0036" calcext:value-type="float">
            <text:p>0.0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29996" calcext:value-type="float">
            <text:p>0.0222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0:.AG200])" office:value-type="float" office:value="0.62730036" calcext:value-type="float">
            <text:p>0.62730036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1257001" calcext:value-type="float">
            <text:p>0.1257001</text:p>
          </table:table-cell>
          <table:table-cell office:value-type="float" office:value="0.2850999" calcext:value-type="float">
            <text:p>0.285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6460016" calcext:value-type="float">
            <text:p>0.06460016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89998" calcext:value-type="float">
            <text:p>0.0218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1:.AG201])" office:value-type="float" office:value="0.5185001401" calcext:value-type="float">
            <text:p>0.5185001401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283001" calcext:value-type="float">
            <text:p>0.1283001</text:p>
          </table:table-cell>
          <table:table-cell office:value-type="float" office:value="0.2394001" calcext:value-type="float">
            <text:p>0.239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4444001" calcext:value-type="float">
            <text:p>0.4444001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39997" calcext:value-type="float">
            <text:p>0.0213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2:.AG202])" office:value-type="float" office:value="0.85800027" calcext:value-type="float">
            <text:p>0.85800027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1282001" calcext:value-type="float">
            <text:p>0.1282001</text:p>
          </table:table-cell>
          <table:table-cell office:value-type="float" office:value="0.2409" calcext:value-type="float">
            <text:p>0.2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1767001" calcext:value-type="float">
            <text:p>0.1767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9" calcext:value-type="float">
            <text:p>0.0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9599999" calcext:value-type="float">
            <text:p>0.00959999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7960018" calcext:value-type="float">
            <text:p>0.07960018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79997" calcext:value-type="float">
            <text:p>0.0297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3:.AG203])" office:value-type="float" office:value="0.681500349" calcext:value-type="float">
            <text:p>0.681500349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1257001" calcext:value-type="float">
            <text:p>0.1257001</text:p>
          </table:table-cell>
          <table:table-cell office:value-type="float" office:value="0.2805998" calcext:value-type="float">
            <text:p>0.2805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7" calcext:value-type="float">
            <text:p>0.000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1403003" calcext:value-type="float">
            <text:p>0.1403003</text:p>
          </table:table-cell>
          <table:table-cell office:value-type="float" office:value="0.0037" calcext:value-type="float">
            <text:p>0.0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49997" calcext:value-type="float">
            <text:p>0.0194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4:.AG204])" office:value-type="float" office:value="0.58580017" calcext:value-type="float">
            <text:p>0.58580017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1318001" calcext:value-type="float">
            <text:p>0.1318001</text:p>
          </table:table-cell>
          <table:table-cell office:value-type="float" office:value="0.3415" calcext:value-type="float">
            <text:p>0.3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9670014" calcext:value-type="float">
            <text:p>0.09670014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5:.AG205])" office:value-type="float" office:value="0.6055002401" calcext:value-type="float">
            <text:p>0.6055002401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1427001" calcext:value-type="float">
            <text:p>0.1427001</text:p>
          </table:table-cell>
          <table:table-cell office:value-type="float" office:value="0.2953999" calcext:value-type="float">
            <text:p>0.295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6960013" calcext:value-type="float">
            <text:p>0.06960013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2" calcext:value-type="float">
            <text:p>0.0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6:.AG206])" office:value-type="float" office:value="0.5429001301" calcext:value-type="float">
            <text:p>0.5429001301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1145001" calcext:value-type="float">
            <text:p>0.1145001</text:p>
          </table:table-cell>
          <table:table-cell office:value-type="float" office:value="0.2317001" calcext:value-type="float">
            <text:p>0.231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6000001" calcext:value-type="float">
            <text:p>0.006000001</text:p>
          </table:table-cell>
          <table:table-cell office:value-type="float" office:value="0.1424001" calcext:value-type="float">
            <text:p>0.1424001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29999" calcext:value-type="float">
            <text:p>0.020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7:.AG207])" office:value-type="float" office:value="0.527500291" calcext:value-type="float">
            <text:p>0.527500291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1091001" calcext:value-type="float">
            <text:p>0.1091001</text:p>
          </table:table-cell>
          <table:table-cell office:value-type="float" office:value="0.2219" calcext:value-type="float">
            <text:p>0.2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00001" calcext:value-type="float">
            <text:p>0.0033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1065001" calcext:value-type="float">
            <text:p>0.1065001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29999" calcext:value-type="float">
            <text:p>0.018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8:.AG208])" office:value-type="float" office:value="0.4760001911" calcext:value-type="float">
            <text:p>0.4760001911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1232001" calcext:value-type="float">
            <text:p>0.1232001</text:p>
          </table:table-cell>
          <table:table-cell office:value-type="float" office:value="0.2291" calcext:value-type="float">
            <text:p>0.2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1187999" calcext:value-type="float">
            <text:p>0.1187999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80002" calcext:value-type="float">
            <text:p>0.019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9:.AG209])" office:value-type="float" office:value="0.50820002" calcext:value-type="float">
            <text:p>0.50820002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1121001" calcext:value-type="float">
            <text:p>0.1121001</text:p>
          </table:table-cell>
          <table:table-cell office:value-type="float" office:value="0.2089" calcext:value-type="float">
            <text:p>0.2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099999" calcext:value-type="float">
            <text:p>0.00909999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9989997" calcext:value-type="float">
            <text:p>0.09989997</text:p>
          </table:table-cell>
          <table:table-cell office:value-type="float" office:value="0.0034" calcext:value-type="float">
            <text:p>0.0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1" calcext:value-type="float">
            <text:p>0.0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0:.AG210])" office:value-type="float" office:value="0.464800069" calcext:value-type="float">
            <text:p>0.464800069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1165001" calcext:value-type="float">
            <text:p>0.1165001</text:p>
          </table:table-cell>
          <table:table-cell office:value-type="float" office:value="0.2145" calcext:value-type="float">
            <text:p>0.2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1248999" calcext:value-type="float">
            <text:p>0.1248999</text:p>
          </table:table-cell>
          <table:table-cell office:value-type="float" office:value="0.0041" calcext:value-type="float">
            <text:p>0.0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60001" calcext:value-type="float">
            <text:p>0.019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1:.AG211])" office:value-type="float" office:value="0.49550001" calcext:value-type="float">
            <text:p>0.49550001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1100001" calcext:value-type="float">
            <text:p>0.1100001</text:p>
          </table:table-cell>
          <table:table-cell office:value-type="float" office:value="0.2253001" calcext:value-type="float">
            <text:p>0.225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1067999" calcext:value-type="float">
            <text:p>0.1067999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9" calcext:value-type="float">
            <text:p>0.0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2:.AG212])" office:value-type="float" office:value="0.4820001" calcext:value-type="float">
            <text:p>0.4820001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1224001" calcext:value-type="float">
            <text:p>0.1224001</text:p>
          </table:table-cell>
          <table:table-cell office:value-type="float" office:value="0.2324" calcext:value-type="float">
            <text:p>0.2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9659977" calcext:value-type="float">
            <text:p>0.09659977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20001" calcext:value-type="float">
            <text:p>0.018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3:.AG213])" office:value-type="float" office:value="0.48809988" calcext:value-type="float">
            <text:p>0.48809988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1379001" calcext:value-type="float">
            <text:p>0.1379001</text:p>
          </table:table-cell>
          <table:table-cell office:value-type="float" office:value="0.2996998" calcext:value-type="float">
            <text:p>0.299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4483001" calcext:value-type="float">
            <text:p>0.4483001</text:p>
          </table:table-cell>
          <table:table-cell office:value-type="float" office:value="0.0043" calcext:value-type="float">
            <text:p>0.0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0004" calcext:value-type="float">
            <text:p>0.0180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4:.AG214])" office:value-type="float" office:value="0.9289000401" calcext:value-type="float">
            <text:p>0.9289000401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1107001" calcext:value-type="float">
            <text:p>0.1107001</text:p>
          </table:table-cell>
          <table:table-cell office:value-type="float" office:value="0.2443" calcext:value-type="float">
            <text:p>0.2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7199987" calcext:value-type="float">
            <text:p>0.07199987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29999" calcext:value-type="float">
            <text:p>0.025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5:.AG215])" office:value-type="float" office:value="0.47159996" calcext:value-type="float">
            <text:p>0.47159996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1217001" calcext:value-type="float">
            <text:p>0.1217001</text:p>
          </table:table-cell>
          <table:table-cell office:value-type="float" office:value="0.2383" calcext:value-type="float">
            <text:p>0.2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3" calcext:value-type="float">
            <text:p>0.00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4600001" calcext:value-type="float">
            <text:p>0.004600001</text:p>
          </table:table-cell>
          <table:table-cell office:value-type="float" office:value="0.2193001" calcext:value-type="float">
            <text:p>0.2193001</text:p>
          </table:table-cell>
          <table:table-cell office:value-type="float" office:value="0.0035" calcext:value-type="float">
            <text:p>0.0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79998" calcext:value-type="float">
            <text:p>0.0287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6:.AG216])" office:value-type="float" office:value="0.630300181" calcext:value-type="float">
            <text:p>0.630300181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1335001" calcext:value-type="float">
            <text:p>0.1335001</text:p>
          </table:table-cell>
          <table:table-cell office:value-type="float" office:value="0.2658998" calcext:value-type="float">
            <text:p>0.2658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600001" calcext:value-type="float">
            <text:p>0.0046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7490005" calcext:value-type="float">
            <text:p>0.07490005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99997" calcext:value-type="float">
            <text:p>0.0369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7:.AG217])" office:value-type="float" office:value="0.534099921" calcext:value-type="float">
            <text:p>0.534099921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1331001" calcext:value-type="float">
            <text:p>0.1331001</text:p>
          </table:table-cell>
          <table:table-cell office:value-type="float" office:value="0.2804999" calcext:value-type="float">
            <text:p>0.280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1930003" calcext:value-type="float">
            <text:p>0.1930003</text:p>
          </table:table-cell>
          <table:table-cell office:value-type="float" office:value="0.0035" calcext:value-type="float">
            <text:p>0.0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80001" calcext:value-type="float">
            <text:p>0.019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8:.AG218])" office:value-type="float" office:value="0.64770031" calcext:value-type="float">
            <text:p>0.64770031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1412001" calcext:value-type="float">
            <text:p>0.1412001</text:p>
          </table:table-cell>
          <table:table-cell office:value-type="float" office:value="0.2753" calcext:value-type="float">
            <text:p>0.2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51" calcext:value-type="float">
            <text:p>0.0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6800001" calcext:value-type="float">
            <text:p>0.006800001</text:p>
          </table:table-cell>
          <table:table-cell office:value-type="float" office:value="0.3830997" calcext:value-type="float">
            <text:p>0.3830997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90002" calcext:value-type="float">
            <text:p>0.0229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9:.AG219])" office:value-type="float" office:value="0.847999821" calcext:value-type="float">
            <text:p>0.847999821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1460001" calcext:value-type="float">
            <text:p>0.1460001</text:p>
          </table:table-cell>
          <table:table-cell office:value-type="float" office:value="0.2902999" calcext:value-type="float">
            <text:p>0.290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6600001" calcext:value-type="float">
            <text:p>0.006600001</text:p>
          </table:table-cell>
          <table:table-cell office:value-type="float" office:value="0.09550017" calcext:value-type="float">
            <text:p>0.09550017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39998" calcext:value-type="float">
            <text:p>0.035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0:.AG220])" office:value-type="float" office:value="0.592300151" calcext:value-type="float">
            <text:p>0.592300151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1480002" calcext:value-type="float">
            <text:p>0.1480002</text:p>
          </table:table-cell>
          <table:table-cell office:value-type="float" office:value="0.3267999" calcext:value-type="float">
            <text:p>0.326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5" calcext:value-type="float">
            <text:p>0.0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1458" calcext:value-type="float">
            <text:p>0.1458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1" calcext:value-type="float">
            <text:p>0.0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1:.AG221])" office:value-type="float" office:value="0.6646001" calcext:value-type="float">
            <text:p>0.6646001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358" calcext:value-type="float">
            <text:p>0.1358</text:p>
          </table:table-cell>
          <table:table-cell office:value-type="float" office:value="0.2817999" calcext:value-type="float">
            <text:p>0.281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2767001" calcext:value-type="float">
            <text:p>0.2767001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10002" calcext:value-type="float">
            <text:p>0.0211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2:.AG222])" office:value-type="float" office:value="0.73920002" calcext:value-type="float">
            <text:p>0.73920002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1507001" calcext:value-type="float">
            <text:p>0.1507001</text:p>
          </table:table-cell>
          <table:table-cell office:value-type="float" office:value="0.4602998" calcext:value-type="float">
            <text:p>0.460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9" calcext:value-type="float">
            <text:p>0.0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1215002" calcext:value-type="float">
            <text:p>0.1215002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60001" calcext:value-type="float">
            <text:p>0.029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6" calcext:value-type="float">
            <text:p>0.005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3:.AG223])" office:value-type="float" office:value="0.79830011" calcext:value-type="float">
            <text:p>0.7983001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2532002" calcext:value-type="float">
            <text:p>0.2532002</text:p>
          </table:table-cell>
          <table:table-cell office:value-type="float" office:value="0.5544999" calcext:value-type="float">
            <text:p>0.554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800001" calcext:value-type="float">
            <text:p>0.0078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8400001" calcext:value-type="float">
            <text:p>0.008400001</text:p>
          </table:table-cell>
          <table:table-cell office:value-type="float" office:value="0.1179001" calcext:value-type="float">
            <text:p>0.1179001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4:.AG224])" office:value-type="float" office:value="0.982500202" calcext:value-type="float">
            <text:p>0.982500202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2138001" calcext:value-type="float">
            <text:p>0.2138001</text:p>
          </table:table-cell>
          <table:table-cell office:value-type="float" office:value="0.7011" calcext:value-type="float">
            <text:p>0.7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1515002" calcext:value-type="float">
            <text:p>0.1515002</text:p>
          </table:table-cell>
          <table:table-cell office:value-type="float" office:value="0.0032" calcext:value-type="float">
            <text:p>0.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40008" calcext:value-type="float">
            <text:p>0.0674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9" calcext:value-type="float">
            <text:p>0.004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5:.AG225])" office:value-type="float" office:value="1.18190038" calcext:value-type="float">
            <text:p>1.18190038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1910002" calcext:value-type="float">
            <text:p>0.1910002</text:p>
          </table:table-cell>
          <table:table-cell office:value-type="float" office:value="0.5446" calcext:value-type="float">
            <text:p>0.5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7" calcext:value-type="float">
            <text:p>0.00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9500001" calcext:value-type="float">
            <text:p>0.009500001</text:p>
          </table:table-cell>
          <table:table-cell office:value-type="float" office:value="0.1184" calcext:value-type="float">
            <text:p>0.1184</text:p>
          </table:table-cell>
          <table:table-cell office:value-type="float" office:value="0.0031" calcext:value-type="float">
            <text:p>0.0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3" calcext:value-type="float">
            <text:p>0.0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6:.AG226])" office:value-type="float" office:value="0.916000201" calcext:value-type="float">
            <text:p>0.916000201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1652001" calcext:value-type="float">
            <text:p>0.1652001</text:p>
          </table:table-cell>
          <table:table-cell office:value-type="float" office:value="0.4454" calcext:value-type="float">
            <text:p>0.4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7" calcext:value-type="float">
            <text:p>0.00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2146003" calcext:value-type="float">
            <text:p>0.2146003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7" calcext:value-type="float">
            <text:p>0.0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7:.AG227])" office:value-type="float" office:value="0.9322004" calcext:value-type="float">
            <text:p>0.9322004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2264003" calcext:value-type="float">
            <text:p>0.2264003</text:p>
          </table:table-cell>
          <table:table-cell office:value-type="float" office:value="0.4328999" calcext:value-type="float">
            <text:p>0.432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700001" calcext:value-type="float">
            <text:p>0.0067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7" calcext:value-type="float">
            <text:p>0.0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3525002" calcext:value-type="float">
            <text:p>0.3525002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0007" calcext:value-type="float">
            <text:p>0.0180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8:.AG228])" office:value-type="float" office:value="1.064300471" calcext:value-type="float">
            <text:p>1.064300471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1498002" calcext:value-type="float">
            <text:p>0.1498002</text:p>
          </table:table-cell>
          <table:table-cell office:value-type="float" office:value="0.3905999" calcext:value-type="float">
            <text:p>0.390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1" calcext:value-type="float">
            <text:p>0.0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1207003" calcext:value-type="float">
            <text:p>0.1207003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79998" calcext:value-type="float">
            <text:p>0.0447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9:.AG229])" office:value-type="float" office:value="0.74060038" calcext:value-type="float">
            <text:p>0.7406003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1835001" calcext:value-type="float">
            <text:p>0.1835001</text:p>
          </table:table-cell>
          <table:table-cell office:value-type="float" office:value="0.3347" calcext:value-type="float">
            <text:p>0.3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53" calcext:value-type="float">
            <text:p>0.0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200001" calcext:value-type="float">
            <text:p>0.006200001</text:p>
          </table:table-cell>
          <table:table-cell office:value-type="float" office:value="0.09180019" calcext:value-type="float">
            <text:p>0.09180019</text:p>
          </table:table-cell>
          <table:table-cell office:value-type="float" office:value="0.0041" calcext:value-type="float">
            <text:p>0.0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89999" calcext:value-type="float">
            <text:p>0.024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0:.AG230])" office:value-type="float" office:value="0.661800281" calcext:value-type="float">
            <text:p>0.661800281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2326002" calcext:value-type="float">
            <text:p>0.2326002</text:p>
          </table:table-cell>
          <table:table-cell office:value-type="float" office:value="0.3952999" calcext:value-type="float">
            <text:p>0.395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8" calcext:value-type="float">
            <text:p>0.00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7700013" calcext:value-type="float">
            <text:p>0.07700013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6" calcext:value-type="float">
            <text:p>0.0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1:.AG231])" office:value-type="float" office:value="0.7459002301" calcext:value-type="float">
            <text:p>0.7459002301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994001" calcext:value-type="float">
            <text:p>0.1994001</text:p>
          </table:table-cell>
          <table:table-cell office:value-type="float" office:value="1.072001" calcext:value-type="float">
            <text:p>1.07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2475" calcext:value-type="float">
            <text:p>0.247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61" calcext:value-type="float">
            <text:p>0.00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3650001" calcext:value-type="float">
            <text:p>0.0365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1415008" calcext:value-type="float">
            <text:p>0.1415008</text:p>
          </table:table-cell>
          <table:table-cell office:value-type="float" office:value="0.0074" calcext:value-type="float">
            <text:p>0.0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60007" calcext:value-type="float">
            <text:p>0.0196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600001" calcext:value-type="float">
            <text:p>0.0046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2:.AG232])" office:value-type="float" office:value="1.762401981" calcext:value-type="float">
            <text:p>1.76240198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1591002" calcext:value-type="float">
            <text:p>0.1591002</text:p>
          </table:table-cell>
          <table:table-cell office:value-type="float" office:value="0.3961999" calcext:value-type="float">
            <text:p>0.396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400001" calcext:value-type="float">
            <text:p>0.005400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9400001" calcext:value-type="float">
            <text:p>0.009400001</text:p>
          </table:table-cell>
          <table:table-cell office:value-type="float" office:value="0.1370004" calcext:value-type="float">
            <text:p>0.1370004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19999" calcext:value-type="float">
            <text:p>0.023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2" calcext:value-type="float">
            <text:p>0.005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3:.AG233])" office:value-type="float" office:value="0.754000492" calcext:value-type="float">
            <text:p>0.75400049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1452001" calcext:value-type="float">
            <text:p>0.1452001</text:p>
          </table:table-cell>
          <table:table-cell office:value-type="float" office:value="0.3877998" calcext:value-type="float">
            <text:p>0.3877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99" calcext:value-type="float">
            <text:p>0.01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7220014" calcext:value-type="float">
            <text:p>0.07220014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99999" calcext:value-type="float">
            <text:p>0.062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4:.AG234])" office:value-type="float" office:value="0.70460003" calcext:value-type="float">
            <text:p>0.7046000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1470001" calcext:value-type="float">
            <text:p>0.1470001</text:p>
          </table:table-cell>
          <table:table-cell office:value-type="float" office:value="0.3314998" calcext:value-type="float">
            <text:p>0.3314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600001" calcext:value-type="float">
            <text:p>0.004600001</text:p>
          </table:table-cell>
          <table:table-cell office:value-type="float" office:value="0.1264002" calcext:value-type="float">
            <text:p>0.1264002</text:p>
          </table:table-cell>
          <table:table-cell office:value-type="float" office:value="0.0041" calcext:value-type="float">
            <text:p>0.0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5" calcext:value-type="float">
            <text:p>0.0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5:.AG235])" office:value-type="float" office:value="0.638800101" calcext:value-type="float">
            <text:p>0.638800101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1543002" calcext:value-type="float">
            <text:p>0.1543002</text:p>
          </table:table-cell>
          <table:table-cell office:value-type="float" office:value="0.3428999" calcext:value-type="float">
            <text:p>0.342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127" calcext:value-type="float">
            <text:p>0.01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899999" calcext:value-type="float">
            <text:p>0.00989999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7630029" calcext:value-type="float">
            <text:p>0.07630029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90001" calcext:value-type="float">
            <text:p>0.037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6:.AG236])" office:value-type="float" office:value="0.649000399" calcext:value-type="float">
            <text:p>0.649000399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1791002" calcext:value-type="float">
            <text:p>0.1791002</text:p>
          </table:table-cell>
          <table:table-cell office:value-type="float" office:value="0.3803999" calcext:value-type="float">
            <text:p>0.380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6630006" calcext:value-type="float">
            <text:p>0.06630006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60001" calcext:value-type="float">
            <text:p>0.027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7:.AG237])" office:value-type="float" office:value="0.67240017" calcext:value-type="float">
            <text:p>0.67240017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1226001" calcext:value-type="float">
            <text:p>0.1226001</text:p>
          </table:table-cell>
          <table:table-cell office:value-type="float" office:value="0.3459" calcext:value-type="float">
            <text:p>0.3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2810001" calcext:value-type="float">
            <text:p>0.2810001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90005" calcext:value-type="float">
            <text:p>0.0139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8:.AG238])" office:value-type="float" office:value="0.79040025" calcext:value-type="float">
            <text:p>0.79040025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1502001" calcext:value-type="float">
            <text:p>0.1502001</text:p>
          </table:table-cell>
          <table:table-cell office:value-type="float" office:value="0.2807998" calcext:value-type="float">
            <text:p>0.2807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653002" calcext:value-type="float">
            <text:p>0.0653002</text:p>
          </table:table-cell>
          <table:table-cell office:value-type="float" office:value="0.0032" calcext:value-type="float">
            <text:p>0.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59998" calcext:value-type="float">
            <text:p>0.035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9:.AG239])" office:value-type="float" office:value="0.55330008" calcext:value-type="float">
            <text:p>0.5533000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1779002" calcext:value-type="float">
            <text:p>0.1779002</text:p>
          </table:table-cell>
          <table:table-cell office:value-type="float" office:value="0.5012999" calcext:value-type="float">
            <text:p>0.501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5" calcext:value-type="float">
            <text:p>0.0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1310001" calcext:value-type="float">
            <text:p>0.1310001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20004" calcext:value-type="float">
            <text:p>0.0412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0:.AG240])" office:value-type="float" office:value="0.88990024" calcext:value-type="float">
            <text:p>0.88990024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1591002" calcext:value-type="float">
            <text:p>0.1591002</text:p>
          </table:table-cell>
          <table:table-cell office:value-type="float" office:value="0.4142999" calcext:value-type="float">
            <text:p>0.414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3" calcext:value-type="float">
            <text:p>0.00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7100001" calcext:value-type="float">
            <text:p>0.007100001</text:p>
          </table:table-cell>
          <table:table-cell office:value-type="float" office:value="0.1252" calcext:value-type="float">
            <text:p>0.1252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80003" calcext:value-type="float">
            <text:p>0.0298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1:.AG241])" office:value-type="float" office:value="0.757700131" calcext:value-type="float">
            <text:p>0.757700131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604002" calcext:value-type="float">
            <text:p>0.1604002</text:p>
          </table:table-cell>
          <table:table-cell office:value-type="float" office:value="0.3493999" calcext:value-type="float">
            <text:p>0.349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9" calcext:value-type="float">
            <text:p>0.0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00001" calcext:value-type="float">
            <text:p>0.002800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1300001" calcext:value-type="float">
            <text:p>0.1300001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69997" calcext:value-type="float">
            <text:p>0.0376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2:.AG242])" office:value-type="float" office:value="0.710600171" calcext:value-type="float">
            <text:p>0.71060017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2499002" calcext:value-type="float">
            <text:p>0.2499002</text:p>
          </table:table-cell>
          <table:table-cell office:value-type="float" office:value="0.4488998" calcext:value-type="float">
            <text:p>0.4488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3" calcext:value-type="float">
            <text:p>0.0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9800001" calcext:value-type="float">
            <text:p>0.009800001</text:p>
          </table:table-cell>
          <table:table-cell office:value-type="float" office:value="0.1535003" calcext:value-type="float">
            <text:p>0.1535003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00001" calcext:value-type="float">
            <text:p>0.079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9" calcext:value-type="float">
            <text:p>0.004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3:.AG243])" office:value-type="float" office:value="0.963000311" calcext:value-type="float">
            <text:p>0.96300031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1584001" calcext:value-type="float">
            <text:p>0.1584001</text:p>
          </table:table-cell>
          <table:table-cell office:value-type="float" office:value="0.3363999" calcext:value-type="float">
            <text:p>0.336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5" calcext:value-type="float">
            <text:p>0.00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1091001" calcext:value-type="float">
            <text:p>0.1091001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40004" calcext:value-type="float">
            <text:p>0.0194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4:.AG244])" office:value-type="float" office:value="0.65770014" calcext:value-type="float">
            <text:p>0.65770014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1501001" calcext:value-type="float">
            <text:p>0.1501001</text:p>
          </table:table-cell>
          <table:table-cell office:value-type="float" office:value="0.3634999" calcext:value-type="float">
            <text:p>0.363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8920011" calcext:value-type="float">
            <text:p>0.08920011</text:p>
          </table:table-cell>
          <table:table-cell office:value-type="float" office:value="0.0037" calcext:value-type="float">
            <text:p>0.0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60002" calcext:value-type="float">
            <text:p>0.0116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9" calcext:value-type="float">
            <text:p>0.017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5:.AG245])" office:value-type="float" office:value="0.65590013" calcext:value-type="float">
            <text:p>0.65590013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1668002" calcext:value-type="float">
            <text:p>0.1668002</text:p>
          </table:table-cell>
          <table:table-cell office:value-type="float" office:value="0.3005998" calcext:value-type="float">
            <text:p>0.3005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1644001" calcext:value-type="float">
            <text:p>0.1644001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49999" calcext:value-type="float">
            <text:p>0.030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6:.AG246])" office:value-type="float" office:value="0.68170009" calcext:value-type="float">
            <text:p>0.68170009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1457001" calcext:value-type="float">
            <text:p>0.1457001</text:p>
          </table:table-cell>
          <table:table-cell office:value-type="float" office:value="0.3413998" calcext:value-type="float">
            <text:p>0.3413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7959989" calcext:value-type="float">
            <text:p>0.07959989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30004" calcext:value-type="float">
            <text:p>0.0453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7:.AG247])" office:value-type="float" office:value="0.63369983" calcext:value-type="float">
            <text:p>0.63369983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1528002" calcext:value-type="float">
            <text:p>0.1528002</text:p>
          </table:table-cell>
          <table:table-cell office:value-type="float" office:value="0.3497" calcext:value-type="float">
            <text:p>0.3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1146002" calcext:value-type="float">
            <text:p>0.1146002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10001" calcext:value-type="float">
            <text:p>0.013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8:.AG248])" office:value-type="float" office:value="0.65280041" calcext:value-type="float">
            <text:p>0.65280041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1178001" calcext:value-type="float">
            <text:p>0.1178001</text:p>
          </table:table-cell>
          <table:table-cell office:value-type="float" office:value="0.3084999" calcext:value-type="float">
            <text:p>0.308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2965002" calcext:value-type="float">
            <text:p>0.2965002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89999" calcext:value-type="float">
            <text:p>0.078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9:.AG249])" office:value-type="float" office:value="0.8236001901" calcext:value-type="float">
            <text:p>0.8236001901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1345001" calcext:value-type="float">
            <text:p>0.1345001</text:p>
          </table:table-cell>
          <table:table-cell office:value-type="float" office:value="0.2844997" calcext:value-type="float">
            <text:p>0.2844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7" calcext:value-type="float">
            <text:p>0.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800001" calcext:value-type="float">
            <text:p>0.006800001</text:p>
          </table:table-cell>
          <table:table-cell office:value-type="float" office:value="0.3180001" calcext:value-type="float">
            <text:p>0.3180001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19998" calcext:value-type="float">
            <text:p>0.020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0:.AG250])" office:value-type="float" office:value="0.779999881" calcext:value-type="float">
            <text:p>0.779999881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1147001" calcext:value-type="float">
            <text:p>0.1147001</text:p>
          </table:table-cell>
          <table:table-cell office:value-type="float" office:value="0.2355" calcext:value-type="float">
            <text:p>0.2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7029998" calcext:value-type="float">
            <text:p>0.07029998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59999" calcext:value-type="float">
            <text:p>0.019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1:.AG251])" office:value-type="float" office:value="0.45930007" calcext:value-type="float">
            <text:p>0.45930007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301001" calcext:value-type="float">
            <text:p>0.1301001</text:p>
          </table:table-cell>
          <table:table-cell office:value-type="float" office:value="0.2797999" calcext:value-type="float">
            <text:p>0.279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1379002" calcext:value-type="float">
            <text:p>0.1379002</text:p>
          </table:table-cell>
          <table:table-cell office:value-type="float" office:value="0.0038" calcext:value-type="float">
            <text:p>0.0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5" calcext:value-type="float">
            <text:p>0.0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2:.AG252])" office:value-type="float" office:value="0.5828002" calcext:value-type="float">
            <text:p>0.5828002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1132001" calcext:value-type="float">
            <text:p>0.1132001</text:p>
          </table:table-cell>
          <table:table-cell office:value-type="float" office:value="0.2131001" calcext:value-type="float">
            <text:p>0.213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1003999" calcext:value-type="float">
            <text:p>0.1003999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50001" calcext:value-type="float">
            <text:p>0.018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3:.AG253])" office:value-type="float" office:value="0.46010011" calcext:value-type="float">
            <text:p>0.4601001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1075001" calcext:value-type="float">
            <text:p>0.1075001</text:p>
          </table:table-cell>
          <table:table-cell office:value-type="float" office:value="0.2106001" calcext:value-type="float">
            <text:p>0.210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79998" calcext:value-type="float">
            <text:p>0.0187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4:.AG254])" office:value-type="float" office:value="0.49480018" calcext:value-type="float">
            <text:p>0.49480018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1178002" calcext:value-type="float">
            <text:p>0.1178002</text:p>
          </table:table-cell>
          <table:table-cell office:value-type="float" office:value="0.2261" calcext:value-type="float">
            <text:p>0.2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6729995" calcext:value-type="float">
            <text:p>0.06729995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50001" calcext:value-type="float">
            <text:p>0.034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5:.AG255])" office:value-type="float" office:value="0.46350016" calcext:value-type="float">
            <text:p>0.46350016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1114001" calcext:value-type="float">
            <text:p>0.1114001</text:p>
          </table:table-cell>
          <table:table-cell office:value-type="float" office:value="0.2076" calcext:value-type="float">
            <text:p>0.2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2285002" calcext:value-type="float">
            <text:p>0.228500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49996" calcext:value-type="float">
            <text:p>0.0274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6:.AG256])" office:value-type="float" office:value="0.59130026" calcext:value-type="float">
            <text:p>0.59130026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1092001" calcext:value-type="float">
            <text:p>0.1092001</text:p>
          </table:table-cell>
          <table:table-cell office:value-type="float" office:value="0.2254001" calcext:value-type="float">
            <text:p>0.225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300001" calcext:value-type="float">
            <text:p>0.004300001</text:p>
          </table:table-cell>
          <table:table-cell office:value-type="float" office:value="0.06219994" calcext:value-type="float">
            <text:p>0.06219994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59998" calcext:value-type="float">
            <text:p>0.017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7:.AG257])" office:value-type="float" office:value="0.432300121" calcext:value-type="float">
            <text:p>0.432300121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1161001" calcext:value-type="float">
            <text:p>0.1161001</text:p>
          </table:table-cell>
          <table:table-cell office:value-type="float" office:value="0.2112" calcext:value-type="float">
            <text:p>0.2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2382002" calcext:value-type="float">
            <text:p>0.2382002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00001" calcext:value-type="float">
            <text:p>0.01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8:.AG258])" office:value-type="float" office:value="0.59230031" calcext:value-type="float">
            <text:p>0.59230031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1586002" calcext:value-type="float">
            <text:p>0.1586002</text:p>
          </table:table-cell>
          <table:table-cell office:value-type="float" office:value="0.3528998" calcext:value-type="float">
            <text:p>0.3528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603002" calcext:value-type="float">
            <text:p>0.0603002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99999" calcext:value-type="float">
            <text:p>0.017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9:.AG259])" office:value-type="float" office:value="0.61010019" calcext:value-type="float">
            <text:p>0.61010019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1286001" calcext:value-type="float">
            <text:p>0.1286001</text:p>
          </table:table-cell>
          <table:table-cell office:value-type="float" office:value="0.2253" calcext:value-type="float">
            <text:p>0.2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1981" calcext:value-type="float">
            <text:p>0.198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999999" calcext:value-type="float">
            <text:p>0.004999999</text:p>
          </table:table-cell>
          <table:table-cell office:value-type="float" office:value="0.06690004" calcext:value-type="float">
            <text:p>0.06690004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00005" calcext:value-type="float">
            <text:p>0.0430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0:.AG260])" office:value-type="float" office:value="0.689400189" calcext:value-type="float">
            <text:p>0.68940018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1786001" calcext:value-type="float">
            <text:p>0.1786001</text:p>
          </table:table-cell>
          <table:table-cell office:value-type="float" office:value="0.3166999" calcext:value-type="float">
            <text:p>0.316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7100001" calcext:value-type="float">
            <text:p>0.007100001</text:p>
          </table:table-cell>
          <table:table-cell office:value-type="float" office:value="0.08360016" calcext:value-type="float">
            <text:p>0.08360016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6" calcext:value-type="float">
            <text:p>0.0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1:.AG261])" office:value-type="float" office:value="0.6342001609" calcext:value-type="float">
            <text:p>0.6342001609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1481001" calcext:value-type="float">
            <text:p>0.1481001</text:p>
          </table:table-cell>
          <table:table-cell office:value-type="float" office:value="0.3405999" calcext:value-type="float">
            <text:p>0.340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4" calcext:value-type="float">
            <text:p>0.0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7999999" calcext:value-type="float">
            <text:p>0.007999999</text:p>
          </table:table-cell>
          <table:table-cell office:value-type="float" office:value="0.5867002" calcext:value-type="float">
            <text:p>0.5867002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1" calcext:value-type="float">
            <text:p>0.0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2:.AG262])" office:value-type="float" office:value="1.116600199" calcext:value-type="float">
            <text:p>1.116600199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1410001" calcext:value-type="float">
            <text:p>0.1410001</text:p>
          </table:table-cell>
          <table:table-cell office:value-type="float" office:value="0.3281999" calcext:value-type="float">
            <text:p>0.328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" calcext:value-type="float">
            <text:p>0.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30001" calcext:value-type="float">
            <text:p>0.020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3:.AG263])" office:value-type="float" office:value="0.61090001" calcext:value-type="float">
            <text:p>0.61090001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1401001" calcext:value-type="float">
            <text:p>0.1401001</text:p>
          </table:table-cell>
          <table:table-cell office:value-type="float" office:value="0.4023999" calcext:value-type="float">
            <text:p>0.402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846001" calcext:value-type="float">
            <text:p>0.0846001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40005" calcext:value-type="float">
            <text:p>0.0244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4:.AG264])" office:value-type="float" office:value="0.67840015" calcext:value-type="float">
            <text:p>0.67840015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1778001" calcext:value-type="float">
            <text:p>0.1778001</text:p>
          </table:table-cell>
          <table:table-cell office:value-type="float" office:value="0.3353999" calcext:value-type="float">
            <text:p>0.335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1" calcext:value-type="float">
            <text:p>0.0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836001" calcext:value-type="float">
            <text:p>0.0836001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5:.AG265])" office:value-type="float" office:value="0.6436001" calcext:value-type="float">
            <text:p>0.6436001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1281001" calcext:value-type="float">
            <text:p>0.1281001</text:p>
          </table:table-cell>
          <table:table-cell office:value-type="float" office:value="0.2800999" calcext:value-type="float">
            <text:p>0.280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1249" calcext:value-type="float">
            <text:p>0.1249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79998" calcext:value-type="float">
            <text:p>0.0307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6:.AG266])" office:value-type="float" office:value="0.58509998" calcext:value-type="float">
            <text:p>0.58509998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1309001" calcext:value-type="float">
            <text:p>0.1309001</text:p>
          </table:table-cell>
          <table:table-cell office:value-type="float" office:value="0.3266999" calcext:value-type="float">
            <text:p>0.326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7" calcext:value-type="float">
            <text:p>0.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4589002" calcext:value-type="float">
            <text:p>0.4589002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1" calcext:value-type="float">
            <text:p>0.0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7:.AG267])" office:value-type="float" office:value="0.9639002" calcext:value-type="float">
            <text:p>0.9639002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1161001" calcext:value-type="float">
            <text:p>0.1161001</text:p>
          </table:table-cell>
          <table:table-cell office:value-type="float" office:value="0.2259001" calcext:value-type="float">
            <text:p>0.225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619984" calcext:value-type="float">
            <text:p>0.05619984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70002" calcext:value-type="float">
            <text:p>0.0237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8:.AG268])" office:value-type="float" office:value="0.43870006" calcext:value-type="float">
            <text:p>0.43870006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1348001" calcext:value-type="float">
            <text:p>0.1348001</text:p>
          </table:table-cell>
          <table:table-cell office:value-type="float" office:value="0.2821999" calcext:value-type="float">
            <text:p>0.282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1438002" calcext:value-type="float">
            <text:p>0.1438002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09999" calcext:value-type="float">
            <text:p>0.021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9:.AG269])" office:value-type="float" office:value="0.60180019" calcext:value-type="float">
            <text:p>0.60180019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1368001" calcext:value-type="float">
            <text:p>0.1368001</text:p>
          </table:table-cell>
          <table:table-cell office:value-type="float" office:value="0.2630999" calcext:value-type="float">
            <text:p>0.263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1" calcext:value-type="float">
            <text:p>0.0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6440009" calcext:value-type="float">
            <text:p>0.06440009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39998" calcext:value-type="float">
            <text:p>0.020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0:.AG270])" office:value-type="float" office:value="0.50530007" calcext:value-type="float">
            <text:p>0.50530007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1208001" calcext:value-type="float">
            <text:p>0.1208001</text:p>
          </table:table-cell>
          <table:table-cell office:value-type="float" office:value="0.2352001" calcext:value-type="float">
            <text:p>0.235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1648001" calcext:value-type="float">
            <text:p>0.1648001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29999" calcext:value-type="float">
            <text:p>0.030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1:.AG271])" office:value-type="float" office:value="0.57130029" calcext:value-type="float">
            <text:p>0.57130029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1422001" calcext:value-type="float">
            <text:p>0.1422001</text:p>
          </table:table-cell>
          <table:table-cell office:value-type="float" office:value="0.3144999" calcext:value-type="float">
            <text:p>0.314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5253004" calcext:value-type="float">
            <text:p>0.5253004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99995" calcext:value-type="float">
            <text:p>0.0299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2:.AG272])" office:value-type="float" office:value="1.04020035" calcext:value-type="float">
            <text:p>1.04020035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1374001" calcext:value-type="float">
            <text:p>0.1374001</text:p>
          </table:table-cell>
          <table:table-cell office:value-type="float" office:value="0.2856998" calcext:value-type="float">
            <text:p>0.285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5" calcext:value-type="float">
            <text:p>0.0035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0032" calcext:value-type="float">
            <text:p>0.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79999" calcext:value-type="float">
            <text:p>0.025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3:.AG273])" office:value-type="float" office:value="0.54759989" calcext:value-type="float">
            <text:p>0.54759989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1177001" calcext:value-type="float">
            <text:p>0.1177001</text:p>
          </table:table-cell>
          <table:table-cell office:value-type="float" office:value="0.2367001" calcext:value-type="float">
            <text:p>0.236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1696002" calcext:value-type="float">
            <text:p>0.1696002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30001" calcext:value-type="float">
            <text:p>0.025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4:.AG274])" office:value-type="float" office:value="0.57030041" calcext:value-type="float">
            <text:p>0.57030041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1447002" calcext:value-type="float">
            <text:p>0.1447002</text:p>
          </table:table-cell>
          <table:table-cell office:value-type="float" office:value="0.2409001" calcext:value-type="float">
            <text:p>0.240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6059984" calcext:value-type="float">
            <text:p>0.06059984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3" calcext:value-type="float">
            <text:p>0.0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5:.AG275])" office:value-type="float" office:value="0.49210014" calcext:value-type="float">
            <text:p>0.4921001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1113001" calcext:value-type="float">
            <text:p>0.1113001</text:p>
          </table:table-cell>
          <table:table-cell office:value-type="float" office:value="0.2156001" calcext:value-type="float">
            <text:p>0.215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6000001" calcext:value-type="float">
            <text:p>0.006000001</text:p>
          </table:table-cell>
          <table:table-cell office:value-type="float" office:value="0.2244" calcext:value-type="float">
            <text:p>0.2244</text:p>
          </table:table-cell>
          <table:table-cell office:value-type="float" office:value="0.0037" calcext:value-type="float">
            <text:p>0.0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10002" calcext:value-type="float">
            <text:p>0.0201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6:.AG276])" office:value-type="float" office:value="0.591500221" calcext:value-type="float">
            <text:p>0.591500221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1165002" calcext:value-type="float">
            <text:p>0.1165002</text:p>
          </table:table-cell>
          <table:table-cell office:value-type="float" office:value="0.2169001" calcext:value-type="float">
            <text:p>0.216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6329994" calcext:value-type="float">
            <text:p>0.06329994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7" calcext:value-type="float">
            <text:p>0.0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7:.AG277])" office:value-type="float" office:value="0.43360024" calcext:value-type="float">
            <text:p>0.43360024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1147001" calcext:value-type="float">
            <text:p>0.1147001</text:p>
          </table:table-cell>
          <table:table-cell office:value-type="float" office:value="0.2151" calcext:value-type="float">
            <text:p>0.2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2193003" calcext:value-type="float">
            <text:p>0.2193003</text:p>
          </table:table-cell>
          <table:table-cell office:value-type="float" office:value="0.0048" calcext:value-type="float">
            <text:p>0.0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4" calcext:value-type="float">
            <text:p>0.0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8:.AG278])" office:value-type="float" office:value="0.5902004" calcext:value-type="float">
            <text:p>0.5902004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1120001" calcext:value-type="float">
            <text:p>0.1120001</text:p>
          </table:table-cell>
          <table:table-cell office:value-type="float" office:value="0.2096001" calcext:value-type="float">
            <text:p>0.209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5039991" calcext:value-type="float">
            <text:p>0.05039991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89998" calcext:value-type="float">
            <text:p>0.0178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9:.AG279])" office:value-type="float" office:value="0.40780009" calcext:value-type="float">
            <text:p>0.40780009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1171001" calcext:value-type="float">
            <text:p>0.1171001</text:p>
          </table:table-cell>
          <table:table-cell office:value-type="float" office:value="0.2236" calcext:value-type="float">
            <text:p>0.2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1908003" calcext:value-type="float">
            <text:p>0.1908003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1" calcext:value-type="float">
            <text:p>0.0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0:.AG280])" office:value-type="float" office:value="0.5662004" calcext:value-type="float">
            <text:p>0.5662004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1297001" calcext:value-type="float">
            <text:p>0.1297001</text:p>
          </table:table-cell>
          <table:table-cell office:value-type="float" office:value="0.3487998" calcext:value-type="float">
            <text:p>0.3487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6670015" calcext:value-type="float">
            <text:p>0.06670015</text:p>
          </table:table-cell>
          <table:table-cell office:value-type="float" office:value="0.0035" calcext:value-type="float">
            <text:p>0.0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1:.AG281])" office:value-type="float" office:value="0.58540005" calcext:value-type="float">
            <text:p>0.58540005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1091001" calcext:value-type="float">
            <text:p>0.1091001</text:p>
          </table:table-cell>
          <table:table-cell office:value-type="float" office:value="0.2371001" calcext:value-type="float">
            <text:p>0.237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1503004" calcext:value-type="float">
            <text:p>0.1503004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5" calcext:value-type="float">
            <text:p>0.0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2:.AG282])" office:value-type="float" office:value="0.5427006" calcext:value-type="float">
            <text:p>0.5427006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1530002" calcext:value-type="float">
            <text:p>0.1530002</text:p>
          </table:table-cell>
          <table:table-cell office:value-type="float" office:value="0.2235001" calcext:value-type="float">
            <text:p>0.223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9159996" calcext:value-type="float">
            <text:p>0.09159996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40001" calcext:value-type="float">
            <text:p>0.022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3:.AG283])" office:value-type="float" office:value="0.50970027" calcext:value-type="float">
            <text:p>0.50970027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1235001" calcext:value-type="float">
            <text:p>0.1235001</text:p>
          </table:table-cell>
          <table:table-cell office:value-type="float" office:value="0.2476001" calcext:value-type="float">
            <text:p>0.247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2052002" calcext:value-type="float">
            <text:p>0.2052002</text:p>
          </table:table-cell>
          <table:table-cell office:value-type="float" office:value="0.0031" calcext:value-type="float">
            <text:p>0.0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80002" calcext:value-type="float">
            <text:p>0.021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4:.AG284])" office:value-type="float" office:value="0.61850042" calcext:value-type="float">
            <text:p>0.61850042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1277001" calcext:value-type="float">
            <text:p>0.1277001</text:p>
          </table:table-cell>
          <table:table-cell office:value-type="float" office:value="0.2498" calcext:value-type="float">
            <text:p>0.2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2226999" calcext:value-type="float">
            <text:p>0.2226999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5" calcext:value-type="float">
            <text:p>0.0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5:.AG285])" office:value-type="float" office:value="0.6447" calcext:value-type="float">
            <text:p>0.6447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1179001" calcext:value-type="float">
            <text:p>0.1179001</text:p>
          </table:table-cell>
          <table:table-cell office:value-type="float" office:value="0.2217001" calcext:value-type="float">
            <text:p>0.221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7349993" calcext:value-type="float">
            <text:p>0.07349993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79999" calcext:value-type="float">
            <text:p>0.017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6:.AG286])" office:value-type="float" office:value="0.44800012" calcext:value-type="float">
            <text:p>0.44800012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1072001" calcext:value-type="float">
            <text:p>0.1072001</text:p>
          </table:table-cell>
          <table:table-cell office:value-type="float" office:value="0.2177" calcext:value-type="float">
            <text:p>0.2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2085003" calcext:value-type="float">
            <text:p>0.2085003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79995" calcext:value-type="float">
            <text:p>0.0307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7:.AG287])" office:value-type="float" office:value="0.5821003499" calcext:value-type="float">
            <text:p>0.5821003499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1202001" calcext:value-type="float">
            <text:p>0.1202001</text:p>
          </table:table-cell>
          <table:table-cell office:value-type="float" office:value="0.2418001" calcext:value-type="float">
            <text:p>0.241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6339982" calcext:value-type="float">
            <text:p>0.06339982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90002" calcext:value-type="float">
            <text:p>0.0189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8:.AG288])" office:value-type="float" office:value="0.46160004" calcext:value-type="float">
            <text:p>0.46160004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1297001" calcext:value-type="float">
            <text:p>0.1297001</text:p>
          </table:table-cell>
          <table:table-cell office:value-type="float" office:value="0.3076997" calcext:value-type="float">
            <text:p>0.3076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1256003" calcext:value-type="float">
            <text:p>0.1256003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399988" calcext:value-type="float">
            <text:p>0.009399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9:.AG289])" office:value-type="float" office:value="0.592000088" calcext:value-type="float">
            <text:p>0.592000088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1162001" calcext:value-type="float">
            <text:p>0.1162001</text:p>
          </table:table-cell>
          <table:table-cell office:value-type="float" office:value="0.2205001" calcext:value-type="float">
            <text:p>0.220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4" calcext:value-type="float">
            <text:p>0.0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1221998" calcext:value-type="float">
            <text:p>0.1221998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30001" calcext:value-type="float">
            <text:p>0.029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0:.AG290])" office:value-type="float" office:value="0.50800001" calcext:value-type="float">
            <text:p>0.50800001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1111001" calcext:value-type="float">
            <text:p>0.1111001</text:p>
          </table:table-cell>
          <table:table-cell office:value-type="float" office:value="0.2109001" calcext:value-type="float">
            <text:p>0.210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955999" calcext:value-type="float">
            <text:p>0.0955999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40001" calcext:value-type="float">
            <text:p>0.025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1:.AG291])" office:value-type="float" office:value="0.4617001101" calcext:value-type="float">
            <text:p>0.4617001101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1249001" calcext:value-type="float">
            <text:p>0.1249001</text:p>
          </table:table-cell>
          <table:table-cell office:value-type="float" office:value="0.2178001" calcext:value-type="float">
            <text:p>0.217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8780005" calcext:value-type="float">
            <text:p>0.08780005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59998" calcext:value-type="float">
            <text:p>0.045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2:.AG292])" office:value-type="float" office:value="0.49430023" calcext:value-type="float">
            <text:p>0.49430023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1098001" calcext:value-type="float">
            <text:p>0.1098001</text:p>
          </table:table-cell>
          <table:table-cell office:value-type="float" office:value="0.2192" calcext:value-type="float">
            <text:p>0.2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158" calcext:value-type="float">
            <text:p>0.158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80004" calcext:value-type="float">
            <text:p>0.0208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3:.AG293])" office:value-type="float" office:value="0.52670014" calcext:value-type="float">
            <text:p>0.52670014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1088001" calcext:value-type="float">
            <text:p>0.1088001</text:p>
          </table:table-cell>
          <table:table-cell office:value-type="float" office:value="0.2192" calcext:value-type="float">
            <text:p>0.2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1908001" calcext:value-type="float">
            <text:p>0.1908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6960022" calcext:value-type="float">
            <text:p>0.06960022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59996" calcext:value-type="float">
            <text:p>0.0285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4:.AG294])" office:value-type="float" office:value="0.64460038" calcext:value-type="float">
            <text:p>0.64460038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1191001" calcext:value-type="float">
            <text:p>0.1191001</text:p>
          </table:table-cell>
          <table:table-cell office:value-type="float" office:value="0.2226001" calcext:value-type="float">
            <text:p>0.222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1534001" calcext:value-type="float">
            <text:p>0.1534001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20002" calcext:value-type="float">
            <text:p>0.054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5:.AG295])" office:value-type="float" office:value="0.56700032" calcext:value-type="float">
            <text:p>0.56700032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1419001" calcext:value-type="float">
            <text:p>0.1419001</text:p>
          </table:table-cell>
          <table:table-cell office:value-type="float" office:value="0.2706998" calcext:value-type="float">
            <text:p>0.270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6000001" calcext:value-type="float">
            <text:p>0.006000001</text:p>
          </table:table-cell>
          <table:table-cell office:value-type="float" office:value="0.0775003" calcext:value-type="float">
            <text:p>0.0775003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2" calcext:value-type="float">
            <text:p>0.0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6:.AG296])" office:value-type="float" office:value="0.538100201" calcext:value-type="float">
            <text:p>0.538100201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1304001" calcext:value-type="float">
            <text:p>0.1304001</text:p>
          </table:table-cell>
          <table:table-cell office:value-type="float" office:value="0.3237998" calcext:value-type="float">
            <text:p>0.3237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6357999" calcext:value-type="float">
            <text:p>0.6357999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5999" calcext:value-type="float">
            <text:p>0.015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7:.AG297])" office:value-type="float" office:value="1.1271996999" calcext:value-type="float">
            <text:p>1.1271996999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1245001" calcext:value-type="float">
            <text:p>0.1245001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93" calcext:value-type="float">
            <text:p>0.00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8390004" calcext:value-type="float">
            <text:p>0.08390004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69995" calcext:value-type="float">
            <text:p>0.0236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8:.AG298])" office:value-type="float" office:value="0.52910009" calcext:value-type="float">
            <text:p>0.52910009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1182001" calcext:value-type="float">
            <text:p>0.1182001</text:p>
          </table:table-cell>
          <table:table-cell office:value-type="float" office:value="0.2252" calcext:value-type="float">
            <text:p>0.2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2197001" calcext:value-type="float">
            <text:p>0.2197001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49999" calcext:value-type="float">
            <text:p>0.018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9:.AG299])" office:value-type="float" office:value="0.60300019" calcext:value-type="float">
            <text:p>0.60300019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1115001" calcext:value-type="float">
            <text:p>0.1115001</text:p>
          </table:table-cell>
          <table:table-cell office:value-type="float" office:value="0.2112" calcext:value-type="float">
            <text:p>0.2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5709989" calcext:value-type="float">
            <text:p>0.05709989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99999" calcext:value-type="float">
            <text:p>0.018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00:.AG300])" office:value-type="float" office:value="0.4147999799" calcext:value-type="float">
            <text:p>0.4147999799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1194001" calcext:value-type="float">
            <text:p>0.1194001</text:p>
          </table:table-cell>
          <table:table-cell office:value-type="float" office:value="0.2967999" calcext:value-type="float">
            <text:p>0.296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100001" calcext:value-type="float">
            <text:p>0.005100001</text:p>
          </table:table-cell>
          <table:table-cell office:value-type="float" office:value="0.1261002" calcext:value-type="float">
            <text:p>0.1261002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09998" calcext:value-type="float">
            <text:p>0.011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01:.AG301])" office:value-type="float" office:value="0.575300181" calcext:value-type="float">
            <text:p>0.575300181</text:p>
          </table:table-cell>
          <table:table-cell table:number-columns-repeated="4"/>
        </table:table-row>
        <table:table-row table:style-name="ro1" table:number-rows-repeated="1048274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5-27T11:03:42.030000000</dc:date>
    <meta:editing-duration>PT18M15S</meta:editing-duration>
    <meta:editing-cycles>1</meta:editing-cycles>
    <meta:document-statistic meta:table-count="1" meta:cell-count="10242" meta:object-count="0"/>
    <meta:generator>LibreOffice/6.4.2.2$Windows_X86_64 LibreOffice_project/4e471d8c02c9c90f512f7f9ead8875b57fcb1ec3</meta:generator>
  </office:meta>
</office:document-meta>
</file>